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3.58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1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0.01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35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2" style:family="table-cell" style:parent-style-name="Default" style:data-style-name="N13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ole-draw-aspect="1"/>
    </style:style>
    <style:style style:name="gr2" style:family="graphic">
      <style:graphic-properties fo:background-color="#ffffff" fo:border="#000000"/>
    </style:style>
    <style:style style:name="P1" style:family="paragraph">
      <style:paragraph-properties fo:text-align="start"/>
      <style:text-properties fo:color="#000000" style:text-line-through-style="none" fo:font-family="'Courier New'" fo:font-size="9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Black Scholes Model Delta Hedge Portfolio/lib">
            <text:p>/Users/fries/Documents/Development/finmath experiments/spreadsheets/Monte Carlo Black Scholes Model Delta Hedge Portfolio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3.1.9">
            <text:p>3.1.9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TextBox1" form:control-implementation="ooo:com.sun.star.form.component.TextField" xml:id="control1" form:id="control1" form:value="/*&#13;&#10; * (c) Copyright Christian P. Fries, http://www.christian-fries.de.&#13;&#10; * Contact: email@christian-fries.de.&#13;&#10; * Created on 27.04.2012&#13;&#10; */&#13;&#10;package net.finmath.monteCarlo.assetDerivativeValuation.products;&#13;&#10;&#13;&#10;import java.util.Arrays;&#13;&#10;&#13;&#10;import net.finmath.exception.CalculationException;&#13;&#10;import net.finmath.functions.AnalyticFormulas;&#13;&#10;import net.finmath.monteCarlo.RandomVariable;&#13;&#10;import net.finmath.monteCarlo.assetDerivativeValuation.AssetModelMonteCarloSimulationInterface;&#13;&#10;import net.finmath.stochastic.ImmutableRandomVariableInterface;&#13;&#10;import net.finmath.stochastic.RandomVariableInterface;&#13;&#10;&#13;&#10;/**&#13;&#10; * This class implements a delta hedged portfolio of an European option (a hedge simulator).&#13;&#10; * The hedge is done under the assumption of a Black Scholes Model (even if the pricing model is a different one).&#13;&#10; * &#13;&#10; * @author Christian Fries&#13;&#10; * @version 1.0&#13;&#10; */&#13;&#10;public class BlackScholesDeltaHedgedPortfolio extends AbstractAssetMonteCarloProduct {&#13;&#10;&#13;&#10;&#9;// Properties of the European option we wish to replicate&#13;&#10;&#9;private double maturity;&#13;&#10;&#9;private double strike;&#13;&#10;&#9;&#13;&#10;&#9;// Model assumptions for the hedge&#13;&#10;&#9;private double riskFreeRate;&#9;&#9;// Actually the same as the drift (which is not stochastic)&#13;&#10;&#9;private double volatility;&#13;&#10;&#9;&#13;&#10;&#9;/**&#13;&#10;&#9; * Construction of a delta hedge portfolio assuming a Black-Scholes model.&#13;&#10;&#9; * &#13;&#10;&#9; * @param maturity&#9;&#9;Maturity of the option we wish to replicate.&#13;&#10;&#9; * @param strike&#9;&#9;Strike of the option we wish to replicate.&#13;&#10;&#9; * @param initialValue &#9;M&#13;&#10;&#9; * @param riskFreeRate&#9;Model riskFreeRate assumption for our delta hedge.&#13;&#10;&#9; * @param volatility&#9;Model volatility assumption for our delta hedge.&#13;&#10;&#9; */&#13;&#10;&#9;public BlackScholesDeltaHedgedPortfolio(double maturity, double strike, double riskFreeRate, double volatility) {&#13;&#10;&#9;&#9;super();&#13;&#10;&#9;&#9;this.maturity = maturity;&#13;&#10;&#9;&#9;this.strike = strike;&#13;&#10;&#9;&#9;this.riskFreeRate = riskFreeRate;&#13;&#10;&#9;&#9;this.volatility = volatility;&#13;&#10;&#9;}&#13;&#10;&#13;&#10;&#9;@Override&#13;&#10;&#9;public RandomVariableInterface getValues(double evaluationTime, AssetModelMonteCarloSimulationInterface model) throws CalculationException {&#13;&#10;&#9;&#9;&#13;&#10;&#9;&#9;// Ask the model for its discretization&#13;&#10;&#9;&#9;int timeIndexEvaluationTime&#9;= model.getTimeIndex(evaluationTime);&#13;&#10;&#9;&#9;int numberOfPath&#9;&#9;&#9;= model.getNumberOfPaths();&#13;&#10;&#13;&#10;&#9;&#9;/*&#13;&#10;&#9;&#9; *  Going forward in time we monitor the hedge portfolio on each path.&#13;&#10;&#9;&#9; */&#13;&#10;&#9;&#9;&#13;&#10;&#9;&#9;// We store the composition of the hedge portfolio (depending on the path)&#13;&#10;&#9;&#9;double[] amountOfUderlyingAsset&#9;&#9;= new double[numberOfPath];&#13;&#10;&#9;&#9;double[] amountOfNumeraireAsset&#9;&#9;= new double[numberOfPath];&#13;&#10;&#13;&#10;&#9;&#9;/*&#13;&#10;&#9;&#9; *  Initialize the portfolio to zero stocks and as much cash as the Black-Scholes Model predicts we need.&#13;&#10;&#9;&#9; */&#13;&#10;&#9;&#9;ImmutableRandomVariableInterface underlyingToday = model.getAssetValue(0.0,0);&#13;&#10;&#9;    ImmutableRandomVariableInterface numeraireToday  = model.getNumeraire(0.0);&#13;&#10;&#9;&#9;double initialValueAsset&#9;&#9;= underlyingToday.get(0);&#13;&#10;&#9;&#9;double initialValueNumeraire&#9;= numeraireToday.get(0);&#13;&#10;&#13;&#10;&#9;&#9;double valueOfOptionAccordingBlackScholes = &#9;AnalyticFormulas.blackScholesOptionValue(&#13;&#10;&#9;&#9;&#9;&#9;initialValueAsset,&#13;&#10;&#9;&#9;&#9;&#9;riskFreeRate,&#13;&#10;&#9;&#9;&#9;&#9;volatility,&#13;&#10;&#9;&#9;&#9;&#9;maturity,&#13;&#10;&#9;&#9;&#9;&#9;strike);&#13;&#10;&#9;&#9;&#13;&#10;&#9;&#9;Arrays.fill(amountOfNumeraireAsset, valueOfOptionAccordingBlackScholes/initialValueNumeraire);&#13;&#10;&#9;&#9;Arrays.fill(amountOfUderlyingAsset, 0.0);&#13;&#10;&#9;&#9;&#13;&#10;&#9;&#9;for(int timeIndex = 0; timeIndex&lt;timeIndexEvaluationTime; timeIndex++) {&#13;&#10;&#9;&#9;&#9;// Get value of underlying and numeraire assets&#9;&#9;&#9;&#13;&#10;&#9;&#9;&#9;ImmutableRandomVariableInterface underlyingAtTimeIndex = model.getAssetValue(timeIndex,0);&#13;&#10;&#9;&#9;    ImmutableRandomVariableInterface numeraireAtTimeIndex  = model.getNumeraire(timeIndex);&#13;&#10;&#13;&#10;&#9;&#9;&#9;for(int path=0; path&lt;model.getNumberOfPaths(); path++)&#13;&#10;&#9;&#9;&#9;{&#13;&#10;&#9;&#9;&#9;&#9;double underlyingValue&#9;= underlyingAtTimeIndex.get(path);&#13;&#10;&#9;&#9;&#9;&#9;double numeraireValue&#9;= numeraireAtTimeIndex.get(path);&#13;&#10;&#13;&#10;&#9;&#9;&#9;&#9;// Change the portfolio according to the trading strategy&#13;&#10;&#9;&#9;&#9;&#9;&#13;&#10;&#9;&#9;&#9;&#9;/*&#13;&#10;&#9;&#9;&#9;&#9; * Change the portfolio according to the trading strategy&#13;&#10;&#9;&#9;&#9;&#9; */&#13;&#10;&#13;&#10;&#9;&#9;&#9;&#9;// Delta of option to replicate&#13;&#10;&#9;&#9;&#9;&#9;double delta = AnalyticFormulas.blackScholesOptionDelta(&#13;&#10;&#9;&#9;&#9;&#9;&#9;&#9;underlyingValue,&#9;&#9;&#9;&#9;&#9;&#9;// current underlying value&#13;&#10;&#9;&#9;&#9;&#9;&#9;&#9;riskFreeRate,&#13;&#10;&#9;&#9;&#9;&#9;&#9;&#9;volatility,&#13;&#10;&#9;&#9;&#9;&#9;&#9;&#9;maturity-model.getTime(timeIndex),&#9;// remaining time&#13;&#10;&#9;&#9;&#9;&#9;&#9;&#9;strike);&#13;&#10;&#9;&#9;&#9;&#9;&#13;&#10;&#9;&#9;&#9;&#9;// Determine the delta hedge&#13;&#10;&#9;&#9;&#9;&#9;double newNumberOfStocks&#9;&#9;= delta;&#13;&#10;&#9;&#9;&#9;&#9;double stocksToBuy&#9;&#9;&#9;&#9;= newNumberOfStocks&#9;&#9;&#9;&#9;- amountOfUderlyingAsset[path];&#13;&#10;&#13;&#10;&#9;&#9;&#9;&#9;// Ensure self financing&#13;&#10;&#9;&#9;&#9;&#9;double numeraireAssetsToBuy&#9;&#9;&#9;= - (stocksToBuy * underlyingValue) / numeraireValue;&#13;&#10;&#9;&#9;&#9;&#9;double newNumberOfNumeraireAsset&#9;= amountOfNumeraireAsset[path] + numeraireAssetsToBuy;&#13;&#10;&#13;&#10;&#9;&#9;&#9;&#9;// Update portfolio&#13;&#10;&#9;&#9;&#9;&#9;amountOfNumeraireAsset[path]&#9;= newNumberOfNumeraireAsset;&#13;&#10;&#9;&#9;&#9;&#9;amountOfUderlyingAsset[path]&#9;= newNumberOfStocks;&#13;&#10;&#9;&#9;&#9;}&#13;&#10;&#9;&#9;}&#13;&#10;&#13;&#10;&#9;&#9;/*&#13;&#10;&#9;&#9; * At maturity, calculate the value of the replication portfolio&#13;&#10;&#9;&#9; */&#13;&#10;&#9;&#9;double[] portfolioValue&#9;&#9;&#9;&#9;= new double[numberOfPath];&#13;&#10;&#13;&#10;&#9;&#9;// Get value of underlying and numeraire assets&#9;&#9;&#9;&#13;&#10;&#9;&#9;ImmutableRandomVariableInterface underlyingAtEvaluationTime&#9;= model.getAssetValue(evaluationTime,0);&#13;&#10;&#9;&#9;ImmutableRandomVariableInterface numeraireAtEvaluationTime&#9;= model.getNumeraire(evaluationTime);&#13;&#10;&#9;&#9;for(int path=0; path&lt;underlyingAtEvaluationTime.size(); path++)&#13;&#10;&#9;&#9;{&#13;&#10;&#9;&#9;&#9;double underlyingValue = underlyingAtEvaluationTime.get(path);&#13;&#10;&#13;&#10;&#9;&#9;&#9;portfolioValue[path] =&#13;&#10;&#9;&#9;&#9;&#9;&#9;amountOfNumeraireAsset[path] * numeraireAtEvaluationTime.get(path)&#13;&#10;&#9;&#9;&#9;&#9;+&#9;amountOfUderlyingAsset[path] * underlyingValue;&#13;&#10;&#9;&#9;}&#13;&#10;&#13;&#10;&#9;&#9;return new RandomVariable(evaluationTime, portfolioValue);&#13;&#10;&#9;}&#13;&#10;}&#13;&#10;" form:convert-empty-to-null="true" form:linked-cell="MonteCarloBlackScholes.B30">
              <form:properties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MultiLine" office:value-type="boolean" office:boolean-value="true"/>
                <form:property form:property-name="VScroll" office:value-type="boolean" office:boolean-value="true"/>
              </form:properties>
            </form:textarea>
          </form:form>
        </office:forms>
        <table:table-column table:style-name="co6" table:default-cell-style-name="ce12"/>
        <table:table-column table:style-name="co7" table:number-columns-repeated="2" table:default-cell-style-name="ce12"/>
        <table:table-column table:style-name="co6" table:default-cell-style-name="ce12"/>
        <table:table-column table:style-name="co8" table:default-cell-style-name="ce12"/>
        <table:table-column table:style-name="co7" table:default-cell-style-name="ce12"/>
        <table:table-column table:style-name="co6" table:default-cell-style-name="ce12"/>
        <table:table-column table:style-name="co7" table:number-columns-repeated="248" table:default-cell-style-name="ce12"/>
        <table:table-column table:style-name="co7" table:default-cell-style-name="ce31"/>
        <table:table-column table:style-name="co9" table:number-columns-repeated="76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3"/>
          <table:table-cell table:style-name="ce13" office:value-type="string">
            <text:p>Monte Carlo Black Scholes Model Delta Hedged Portfolio</text:p>
          </table:table-cell>
          <table:table-cell table:style-name="ce13" table:number-columns-repeated="1022"/>
        </table:table-row>
        <table:table-row table:style-name="ro2">
          <table:table-cell table:style-name="ce14"/>
          <table:table-cell table:style-name="ce15" office:value-type="string">
            <text:p>Note: This sheet requires Obba 3.1 ( <text:span text:style-name="T2">http://www.obba.info/</text:span><text:span text:style-name="T1"> )</text:span></text:p>
          </table:table-cell>
          <table:table-cell table:style-name="ce14" table:number-columns-repeated="1022"/>
        </table:table-row>
        <table:table-row table:style-name="ro2">
          <table:table-cell table:style-name="ce14"/>
          <table:table-cell table:style-name="ce16" office:value-type="string" table:number-columns-spanned="10" table:number-rows-spanned="1">
            <text:p>IMPORTANT: It is required that Obba runs under a JDK. A JRE is not sufficient (JDK is needed to instantiate “info.obba.javatools.Compiler”).</text:p>
          </table:table-cell>
          <table:covered-table-cell table:number-columns-repeated="9" table:style-name="ce16"/>
          <table:table-cell table:style-name="ce14" table:number-columns-repeated="1013"/>
        </table:table-row>
        <table:table-row table:style-name="ro2">
          <table:table-cell table:number-columns-repeated="10"/>
          <table:table-cell table:style-name="ce14"/>
          <table:table-cell table:number-columns-repeated="1013"/>
        </table:table-row>
        <table:table-row table:style-name="ro2">
          <table:table-cell/>
          <table:table-cell table:style-name="ce17" office:value-type="string">
            <text:p>Time Discretization</text:p>
          </table:table-cell>
          <table:table-cell table:style-name="ce17"/>
          <table:table-cell/>
          <table:table-cell table:style-name="ce17" office:value-type="string">
            <text:p>Java Class (compile source)</text:p>
          </table:table-cell>
          <table:table-cell table:style-name="ce17"/>
          <table:table-cell/>
          <table:table-cell table:style-name="ce17" office:value-type="string">
            <text:p>Evaluation</text:p>
          </table:table-cell>
          <table:table-cell table:style-name="ce17"/>
          <table:table-cell/>
          <table:table-cell table:style-name="ce14"/>
          <table:table-cell table:number-columns-repeated="1013"/>
        </table:table-row>
        <table:table-row table:style-name="ro2">
          <table:table-cell table:number-columns-repeated="7"/>
          <table:table-cell table:style-name="ce19" table:formula="of:=INFO.OBBA.OBBA.OBMAKE(&quot;evaluationTime&quot;;&quot;double&quot;;[.I7])" office:value-type="string" office:string-value="evaluationTime &#10;[9139]">
            <text:p>evaluationTime </text:p>
            <text:p>[9139]</text:p>
          </table:table-cell>
          <table:table-cell table:style-name="ce23" office:value-type="float" office:value="5">
            <text:p>5</text:p>
          </table:table-cell>
          <table:table-cell table:style-name="ce30"/>
          <table:table-cell table:style-name="ce14"/>
          <table:table-cell table:number-columns-repeated="1013"/>
        </table:table-row>
        <table:table-row table:style-name="ro2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</text:p>
          </table:table-cell>
          <table:table-cell table:style-name="ce18"/>
          <table:table-cell table:number-columns-repeated="4"/>
          <table:table-cell table:style-name="ce14"/>
          <table:table-cell table:number-columns-repeated="1013"/>
        </table:table-row>
        <table:table-row table:style-name="ro2">
          <table:table-cell/>
          <table:table-cell table:style-name="ce19" table:formula="of:=INFO.OBBA.OBBA.OBMAKE(&quot;td.start&quot;;&quot;double&quot;;[.C9])" office:value-type="string" office:string-value="td.start &#10;[9140]">
            <text:p>td.start </text:p>
            <text:p>[9140]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Compiler:</text:p>
          </table:table-cell>
          <table:table-cell table:style-name="ce19" table:formula="of:=INFO.OBBA.OBBA.OBMAKE(&quot;javaCompiler&quot;;obLibs&amp;&quot;info.obba.javatools.Compiler&quot;)" office:value-type="string" office:string-value="javaCompiler &#10;[9154]">
            <text:p>javaCompiler </text:p>
            <text:p>[9154]</text:p>
          </table:table-cell>
          <table:table-cell/>
          <table:table-cell table:style-name="ce17" office:value-type="string">
            <text:p>Result</text:p>
          </table:table-cell>
          <table:table-cell table:style-name="ce17"/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19" table:formula="of:=INFO.OBBA.OBBA.OBMAKE(&quot;td.num&quot;;&quot;int&quot;;[.C10])" office:value-type="string" office:string-value="td.num &#10;[9141]">
            <text:p>td.num </text:p>
            <text:p>[9141]</text:p>
          </table:table-cell>
          <table:table-cell table:formula="of:=[.F20]/[.C11]" office:value-type="float" office:value="50">
            <text:p>50</text:p>
          </table:table-cell>
          <table:table-cell/>
          <table:table-cell table:style-name="ce25" office:value-type="string">
            <text:p>Class Name: </text:p>
          </table:table-cell>
          <table:table-cell office:value-type="string">
            <text:p>net.finmath.monteCarlo.assetDerivativeValuation.products.BlackScholesDeltaHedgedPortfolio</text:p>
          </table:table-cell>
          <table:table-cell/>
          <table:table-cell table:style-name="ce28" office:value-type="string">
            <text:p>Analytic Value:</text:p>
          </table:table-cell>
          <table:table-cell table:style-name="ce29" table:formula="of:=INFO.OBBA.OBBA.OBGET(INFO.OBBA.OBBA.OBCALL(&quot;&quot;;obLibs&amp;&quot;net.finmath.functions.AnalyticFormulas&quot;;&quot;blackScholesOptionValue&quot;;[.B22];[.B23];[.B24];[.E20];[.E21]))" office:value-type="float" office:value="26.7618440499015">
            <text:p>26,762</text:p>
          </table:table-cell>
          <table:table-cell table:number-columns-repeated="1015"/>
        </table:table-row>
        <table:table-row table:style-name="ro2">
          <table:table-cell/>
          <table:table-cell table:style-name="ce19" table:formula="of:=INFO.OBBA.OBBA.OBMAKE(&quot;td.step&quot;;&quot;double&quot;;[.C11])" office:value-type="string" office:string-value="td.step &#10;[9142]">
            <text:p>td.step </text:p>
            <text:p>[9142]</text:p>
          </table:table-cell>
          <table:table-cell office:value-type="float" office:value="0.1">
            <text:p>0,1</text:p>
          </table:table-cell>
          <table:table-cell/>
          <table:table-cell table:style-name="ce26" table:formula="of:=IF(ISERROR([.F9]);&quot;UNABLE TO CREATE COMPILER! &quot;;&quot;&quot;)">
            <text:p/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8" office:value-type="string">
            <text:p>Object (of type „Class“):</text:p>
          </table:table-cell>
          <table:table-cell table:style-name="ce18"/>
          <table:table-cell/>
          <table:table-cell>
            <draw:frame table:end-cell-address="MonteCarloBlackScholes.L28" table:end-x="0.003cm" table:end-y="0.398cm" draw:z-index="0" draw:name="Chart 1" draw:style-name="gr1" svg:width="11.271cm" svg:height="7.059cm" svg:x="0.028cm" svg:y="0.028cm">
              <draw:object draw:notify-on-update-of-ranges="MonteCarloBlackScholes.B46:MonteCarloBlackScholes.B295 MonteCarloBlackScholes.C45:MonteCarloBlackScholes.C45 MonteCarloBlackScholes.C46:MonteCarloBlackScholes.C29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9" table:formula="of:=INFO.OBBA.OBBA.OBCALL(&quot;compiledSource&quot;;[.F9];&quot;sourceToClass&quot;;INFO.OBBA.OBBA.OBMAKE(&quot;&quot;;&quot;String&quot;;[.F10]);INFO.OBBA.OBBA.OBMAKE(&quot;&quot;;&quot;String&quot;;[.B30]))" office:value-type="string" office:string-value="compiledSource &#10;[9158]">
            <text:p>compiledSource </text:p>
            <text:p>[9158]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19" table:formula="of:=INFO.OBBA.OBBA.OBMAKE(&quot;timeDiscretization&quot;;obLibs&amp;&quot;net.finmath.time.TimeDiscretization&quot;;[.B9:.B11])" office:value-type="string" office:string-value="timeDiscretization &#10;[9159]">
            <text:p>timeDiscretization </text:p>
            <text:p>[9159]</text:p>
          </table:table-cell>
          <table:table-cell table:number-columns-repeated="2"/>
          <table:table-cell table:style-name="ce26" table:formula="of:=IF(AND(NOT(ISERROR([.F9]));ISERROR([.E13]));&quot;COMPILATION ERROR (check console)&quot;;&quot;&quot;)">
            <text:p/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7" office:value-type="string">
            <text:p>Monte Carlo Black Scholes Model</text:p>
          </table:table-cell>
          <table:table-cell table:style-name="ce17"/>
          <table:table-cell/>
          <table:table-cell table:style-name="ce17" office:value-type="string">
            <text:p>Product (Hedge Portfolio)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19" table:formula="of:=[.B14]" office:value-type="string" office:string-value="timeDiscretization &#10;[9159]">
            <text:p>timeDiscretization </text:p>
            <text:p>[9159]</text:p>
          </table:table-cell>
          <table:table-cell table:number-columns-repeated="2"/>
          <table:table-cell table:style-name="ce19" table:formula="of:=INFO.OBBA.OBBA.OBMAKE(&quot;optionMaturity&quot;;&quot;double&quot;;[.F20])" office:value-type="string" office:string-value="optionMaturity &#10;[9149]">
            <text:p>optionMaturity </text:p>
            <text:p>[9149]</text:p>
          </table:table-cell>
          <table:table-cell table:style-name="ce23" office:value-type="float" office:value="5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19" table:formula="of:=INFO.OBBA.OBBA.OBMAKE(&quot;numberOfPaths&quot;;&quot;int&quot;;[.C21])" office:value-type="string" office:string-value="numberOfPaths &#10;[9143]">
            <text:p>numberOfPaths </text:p>
            <text:p>[9143]</text:p>
          </table:table-cell>
          <table:table-cell office:value-type="float" office:value="1000">
            <text:p>1000</text:p>
          </table:table-cell>
          <table:table-cell/>
          <table:table-cell table:style-name="ce19" table:formula="of:=INFO.OBBA.OBBA.OBMAKE(&quot;optionStrike&quot;;&quot;double&quot;;[.F21])" office:value-type="string" office:string-value="optionStrike &#10;[9150]">
            <text:p>optionStrike </text:p>
            <text:p>[9150]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2">
          <table:table-cell/>
          <table:table-cell table:style-name="ce19" table:formula="of:=INFO.OBBA.OBBA.OBMAKE(&quot;initialValue&quot;;&quot;double&quot;;[.C22])" office:value-type="string" office:string-value="initialValue &#10;[9144]">
            <text:p>initialValue </text:p>
            <text:p>[9144]</text:p>
          </table:table-cell>
          <table:table-cell table:style-name="ce23" office:value-type="float" office:value="100">
            <text:p>100</text:p>
          </table:table-cell>
          <table:table-cell/>
          <table:table-cell table:style-name="ce19" table:formula="of:=INFO.OBBA.OBBA.OBMAKE(&quot;riskFreeRateAssumed&quot;;&quot;double&quot;;[.F22])" office:value-type="string" office:string-value="riskFreeRateAssumed &#10;[9151]">
            <text:p>riskFreeRateAssumed </text:p>
            <text:p>[9151]</text:p>
          </table:table-cell>
          <table:table-cell table:style-name="ce24" office:value-type="percentage" office:value="0.05">
            <text:p>5%</text:p>
          </table:table-cell>
          <table:table-cell table:number-columns-repeated="1018"/>
        </table:table-row>
        <table:table-row table:style-name="ro2">
          <table:table-cell/>
          <table:table-cell table:style-name="ce19" table:formula="of:=INFO.OBBA.OBBA.OBMAKE(&quot;riskFreeRate&quot;;&quot;double&quot;;[.C23])" office:value-type="string" office:string-value="riskFreeRate &#10;[9145]">
            <text:p>riskFreeRate </text:p>
            <text:p>[9145]</text:p>
          </table:table-cell>
          <table:table-cell table:style-name="ce24" office:value-type="percentage" office:value="0.05">
            <text:p>5%</text:p>
          </table:table-cell>
          <table:table-cell/>
          <table:table-cell table:style-name="ce19" table:formula="of:=INFO.OBBA.OBBA.OBMAKE(&quot;volatilityAssumed&quot;;&quot;double&quot;;[.F23])" office:value-type="string" office:string-value="volatilityAssumed &#10;[9152]">
            <text:p>volatilityAssumed </text:p>
            <text:p>[9152]</text:p>
          </table:table-cell>
          <table:table-cell table:style-name="ce24" office:value-type="percentage" office:value="0.2">
            <text:p>20%</text:p>
          </table:table-cell>
          <table:table-cell table:number-columns-repeated="1018"/>
        </table:table-row>
        <table:table-row table:style-name="ro2">
          <table:table-cell/>
          <table:table-cell table:style-name="ce19" table:formula="of:=INFO.OBBA.OBBA.OBMAKE(&quot;volatility&quot;;&quot;double&quot;;[.C24])" office:value-type="string" office:string-value="volatility &#10;[9146]">
            <text:p>volatility </text:p>
            <text:p>[9146]</text:p>
          </table:table-cell>
          <table:table-cell table:style-name="ce24" office:value-type="percentage" office:value="0.2">
            <text:p>20%</text:p>
          </table:table-cell>
          <table:table-cell/>
          <table:table-cell office:value-type="string">
            <text:p>useCodeFromSheet</text:p>
          </table:table-cell>
          <table:table-cell table:style-name="ce27" table:formula="of:=FALSE()" office:value-type="boolean" office:boolean-value="false">
            <text:p>FALSCH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8" office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9" table:formula="of:=INFO.OBBA.OBBA.OBMAKE(&quot;product&quot;;IF([.F24];[.E13];&quot;net.finmath.monteCarlo.assetDerivativeValuation.products.BlackScholesDeltaHedgedPortfolio&quot;);[.E20:.E23])" office:value-type="string" office:string-value="product &#10;[9160]">
            <text:p>product </text:p>
            <text:p>[9160]</text:p>
          </table:table-cell>
          <table:table-cell table:number-columns-repeated="1019"/>
        </table:table-row>
        <table:table-row table:style-name="ro2">
          <table:table-cell/>
          <table:table-cell table:style-name="ce19" table:formula="of:=INFO.OBBA.OBBA.OBMAKE(&quot;monteCarloBlackScholes&quot;;obLibs&amp;&quot;net.finmath.monteCarlo.assetDerivativeValuation.MonteCarloBlackScholesModel&quot;;[.B20:.B24])" office:value-type="string" office:string-value="monteCarloBlackScholes &#10;[9161]">
            <text:p>monteCarloBlackScholes </text:p>
            <text:p>[9161]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 office:value-type="string" table:number-columns-spanned="10" table:number-rows-spanned="1">
            <text:p>Source Code (Note: Compilation errors are printed to the Java console):</text:p>
          </table:table-cell>
          <table:covered-table-cell table:number-columns-repeated="9" table:style-name="ce20"/>
          <table:table-cell table:number-columns-repeated="1013"/>
        </table:table-row>
        <table:table-row table:style-name="ro4">
          <table:table-cell/>
          <table:table-cell table:style-name="ce21" office:value-type="string" table:number-columns-spanned="10" table:number-rows-spanned="1">
            <text:p>/*</text:p>
            <text:p><text:s/>* (c) Copyright Christian P. Fries, http://www.christian-fries.de.</text:p>
            <text:p><text:s/>* Contact: email@christian-fries.de.</text:p>
            <text:p><text:s/>* Created on 27.04.2012</text:p>
            <text:p><text:s/>*/</text:p>
            <text:p>package net.finmath.monteCarlo.assetDerivativeValuation.products;</text:p>
            <text:p/>
            <text:p>import java.util.Arrays;</text:p>
            <text:p/>
            <text:p>import net.finmath.exception.CalculationException;</text:p>
            <text:p>import net.finmath.functions.AnalyticFormulas;</text:p>
            <text:p>import net.finmath.monteCarlo.RandomVariable;</text:p>
            <text:p>import net.finmath.monteCarlo.assetDerivativeValuation.AssetModelMonteCarloSimulationInterface;</text:p>
            <text:p>import net.finmath.stochastic.ImmutableRandomVariableInterface;</text:p>
            <text:p>import net.finmath.stochastic.RandomVariableInterface;</text:p>
            <text:p/>
            <text:p>/**</text:p>
            <text:p><text:s/>* This class implements a delta hedged portfolio of an European option (a hedge simulator).</text:p>
            <text:p><text:s/>* The hedge is done under the assumption of a Black Scholes Model (even if the pricing model is a different one).</text:p>
            <text:p><text:s/>* </text:p>
            <text:p><text:s/>* @author Christian Fries</text:p>
            <text:p><text:s/>* @version 1.0</text:p>
            <text:p><text:s/>*/</text:p>
            <text:p>public class BlackScholesDeltaHedgedPortfolio extends AbstractAssetMonteCarloProduct {</text:p>
            <text:p/>
            <text:p><text:tab/>// Properties of the European option we wish to replicate</text:p>
            <text:p><text:tab/>private double maturity;</text:p>
            <text:p><text:tab/>private double strike;</text:p>
            <text:p><text:tab/></text:p>
            <text:p><text:tab/>// Model assumptions for the hedge</text:p>
            <text:p><text:tab/>private double riskFreeRate;<text:tab/><text:tab/>// Actually the same as the drift (which is not stochastic)</text:p>
            <text:p><text:tab/>private double volatility;</text:p>
            <text:p><text:tab/></text:p>
            <text:p><text:tab/>/**</text:p>
            <text:p><text:tab/> * Construction of a delta hedge portfolio assuming a Black-Scholes model.</text:p>
            <text:p><text:tab/> * </text:p>
            <text:p><text:tab/> * @param maturity<text:tab/><text:tab/>Maturity of the option we wish to replicate.</text:p>
            <text:p><text:tab/> * @param strike<text:tab/><text:tab/>Strike of the option we wish to replicate.</text:p>
            <text:p><text:tab/> * @param initialValue <text:tab/>M</text:p>
            <text:p><text:tab/> * @param riskFreeRate<text:tab/>Model riskFreeRate assumption for our delta hedge.</text:p>
            <text:p><text:tab/> * @param volatility<text:tab/>Model volatility assumption for our delta hedge.</text:p>
            <text:p><text:tab/> */</text:p>
            <text:p><text:tab/>public BlackScholesDeltaHedgedPortfolio(double maturity, double strike, double riskFreeRate, double volatility) {</text:p>
            <text:p><text:tab/><text:tab/>super();</text:p>
            <text:p><text:tab/><text:tab/>this.maturity = maturity;</text:p>
            <text:p><text:tab/><text:tab/>this.strike = strike;</text:p>
            <text:p><text:tab/><text:tab/>this.riskFreeRate = riskFreeRate;</text:p>
            <text:p><text:tab/><text:tab/>this.volatility = volatility;</text:p>
            <text:p><text:tab/>}</text:p>
            <text:p/>
            <text:p><text:tab/>@Override</text:p>
            <text:p><text:tab/>public RandomVariableInterface getValues(double evaluationTime, AssetModelMonteCarloSimulationInterface model) throws CalculationException {</text:p>
            <text:p><text:tab/><text:tab/></text:p>
            <text:p><text:tab/><text:tab/>// Ask the model for its discretization</text:p>
            <text:p><text:tab/><text:tab/>int timeIndexEvaluationTime<text:tab/>= model.getTimeIndex(evaluationTime);</text:p>
            <text:p><text:tab/><text:tab/>int numberOfPath<text:tab/><text:tab/><text:tab/>= model.getNumberOfPaths();</text:p>
            <text:p/>
            <text:p><text:tab/><text:tab/>/*</text:p>
            <text:p><text:tab/><text:tab/> * <text:s/>Going forward in time we monitor the hedge portfolio on each path.</text:p>
            <text:p><text:tab/><text:tab/> */</text:p>
            <text:p><text:tab/><text:tab/></text:p>
            <text:p><text:tab/><text:tab/>// We store the composition of the hedge portfolio (depending on the path)</text:p>
            <text:p><text:tab/><text:tab/>double[] amountOfUderlyingAsset<text:tab/><text:tab/>= new double[numberOfPath];</text:p>
            <text:p><text:tab/><text:tab/>double[] amountOfNumeraireAsset<text:tab/><text:tab/>= new double[numberOfPath];</text:p>
            <text:p/>
            <text:p><text:tab/><text:tab/>/*</text:p>
            <text:p><text:tab/><text:tab/> * <text:s/>Initialize the portfolio to zero stocks and as much cash as the Black-Scholes Model predicts we need.</text:p>
            <text:p><text:tab/><text:tab/> */</text:p>
            <text:p><text:tab/><text:tab/>ImmutableRandomVariableInterface underlyingToday = model.getAssetValue(0.0,0);</text:p>
            <text:p><text:tab/> <text:s text:c="3"/>ImmutableRandomVariableInterface numeraireToday <text:s/>= model.getNumeraire(0.0);</text:p>
            <text:p><text:tab/><text:tab/>double initialValueAsset<text:tab/><text:tab/>= underlyingToday.get(0);</text:p>
            <text:p><text:tab/><text:tab/>double initialValueNumeraire<text:tab/>= numeraireToday.get(0);</text:p>
            <text:p/>
            <text:p><text:tab/><text:tab/>double valueOfOptionAccordingBlackScholes = <text:tab/>AnalyticFormulas.blackScholesOptionValue(</text:p>
            <text:p><text:tab/><text:tab/><text:tab/><text:tab/>initialValueAsset,</text:p>
            <text:p><text:tab/><text:tab/><text:tab/><text:tab/>riskFreeRate,</text:p>
            <text:p><text:tab/><text:tab/><text:tab/><text:tab/>volatility,</text:p>
            <text:p><text:tab/><text:tab/><text:tab/><text:tab/>maturity,</text:p>
            <text:p><text:tab/><text:tab/><text:tab/><text:tab/>strike);</text:p>
            <text:p><text:tab/><text:tab/></text:p>
            <text:p><text:tab/><text:tab/>Arrays.fill(amountOfNumeraireAsset, valueOfOptionAccordingBlackScholes/initialValueNumeraire);</text:p>
            <text:p><text:tab/><text:tab/>Arrays.fill(amountOfUderlyingAsset, 0.0);</text:p>
            <text:p><text:tab/><text:tab/></text:p>
            <text:p><text:tab/><text:tab/>for(int timeIndex = 0; timeIndex&lt;timeIndexEvaluationTime; timeIndex++) {</text:p>
            <text:p><text:tab/><text:tab/><text:tab/>// Get value of underlying and numeraire assets<text:tab/><text:tab/><text:tab/></text:p>
            <text:p><text:tab/><text:tab/><text:tab/>ImmutableRandomVariableInterface underlyingAtTimeIndex = model.getAssetValue(timeIndex,0);</text:p>
            <text:p><text:tab/><text:tab/> <text:s text:c="3"/>ImmutableRandomVariableInterface numeraireAtTimeIndex <text:s/>= model.getNumeraire(timeIndex);</text:p>
            <text:p/>
            <text:p><text:tab/><text:tab/><text:tab/>for(int path=0; path&lt;model.getNumberOfPaths(); path++)</text:p>
            <text:p><text:tab/><text:tab/><text:tab/>{</text:p>
            <text:p><text:tab/><text:tab/><text:tab/><text:tab/>double underlyingValue<text:tab/>= underlyingAtTimeIndex.get(path);</text:p>
            <text:p><text:tab/><text:tab/><text:tab/><text:tab/>double numeraireValue<text:tab/>= numeraireAtTimeIndex.get(path);</text:p>
            <text:p/>
            <text:p><text:tab/><text:tab/><text:tab/><text:tab/>// Change the portfolio according to the trading strategy</text:p>
            <text:p><text:tab/><text:tab/><text:tab/><text:tab/></text:p>
            <text:p><text:tab/><text:tab/><text:tab/><text:tab/>/*</text:p>
            <text:p><text:tab/><text:tab/><text:tab/><text:tab/> * Change the portfolio according to the trading strategy</text:p>
            <text:p><text:tab/><text:tab/><text:tab/><text:tab/> */</text:p>
            <text:p/>
            <text:p><text:tab/><text:tab/><text:tab/><text:tab/>// Delta of option to replicate</text:p>
            <text:p><text:tab/><text:tab/><text:tab/><text:tab/>double delta = AnalyticFormulas.blackScholesOptionDelta(</text:p>
            <text:p><text:tab/><text:tab/><text:tab/><text:tab/><text:tab/><text:tab/>underlyingValue,<text:tab/><text:tab/><text:tab/><text:tab/><text:tab/><text:tab/>// current underlying value</text:p>
            <text:p><text:tab/><text:tab/><text:tab/><text:tab/><text:tab/><text:tab/>riskFreeRate,</text:p>
            <text:p><text:tab/><text:tab/><text:tab/><text:tab/><text:tab/><text:tab/>volatility,</text:p>
            <text:p><text:tab/><text:tab/><text:tab/><text:tab/><text:tab/><text:tab/>maturity-model.getTime(timeIndex),<text:tab/>// remaining time</text:p>
            <text:p><text:tab/><text:tab/><text:tab/><text:tab/><text:tab/><text:tab/>strike);</text:p>
            <text:p><text:tab/><text:tab/><text:tab/><text:tab/></text:p>
            <text:p><text:tab/><text:tab/><text:tab/><text:tab/>// Determine the delta hedge</text:p>
            <text:p><text:tab/><text:tab/><text:tab/><text:tab/>double newNumberOfStocks<text:tab/><text:tab/>= delta;</text:p>
            <text:p><text:tab/><text:tab/><text:tab/><text:tab/>double stocksToBuy<text:tab/><text:tab/><text:tab/><text:tab/>= newNumberOfStocks<text:tab/><text:tab/><text:tab/><text:tab/>- amountOfUderlyingAsset[path];</text:p>
            <text:p/>
            <text:p><text:tab/><text:tab/><text:tab/><text:tab/>// Ensure self financing</text:p>
            <text:p><text:tab/><text:tab/><text:tab/><text:tab/>double numeraireAssetsToBuy<text:tab/><text:tab/><text:tab/>= - (stocksToBuy * underlyingValue) / numeraireValue;</text:p>
            <text:p><text:tab/><text:tab/><text:tab/><text:tab/>double newNumberOfNumeraireAsset<text:tab/>= amountOfNumeraireAsset[path] + numeraireAssetsToBuy;</text:p>
            <text:p/>
            <text:p><text:tab/><text:tab/><text:tab/><text:tab/>// Update portfolio</text:p>
            <text:p><text:tab/><text:tab/><text:tab/><text:tab/>amountOfNumeraireAsset[path]<text:tab/>= newNumberOfNumeraireAsset;</text:p>
            <text:p><text:tab/><text:tab/><text:tab/><text:tab/>amountOfUderlyingAsset[path]<text:tab/>= newNumberOfStocks;</text:p>
            <text:p><text:tab/><text:tab/><text:tab/>}</text:p>
            <text:p><text:tab/><text:tab/>}</text:p>
            <text:p/>
            <text:p><text:tab/><text:tab/>/*</text:p>
            <text:p><text:tab/><text:tab/> * At maturity, calculate the value of the replication portfolio</text:p>
            <text:p><text:tab/><text:tab/> */</text:p>
            <text:p><text:tab/><text:tab/>double[] portfolioValue<text:tab/><text:tab/><text:tab/><text:tab/>= new double[numberOfPath];</text:p>
            <text:p/>
            <text:p><text:tab/><text:tab/>// Get value of underlying and numeraire assets<text:tab/><text:tab/><text:tab/></text:p>
            <text:p><text:tab/><text:tab/>ImmutableRandomVariableInterface underlyingAtEvaluationTime<text:tab/>= model.getAssetValue(evaluationTime,0);</text:p>
            <text:p><text:tab/><text:tab/>ImmutableRandomVariableInterface numeraireAtEvaluationTime<text:tab/>= model.getNumeraire(evaluationTime);</text:p>
            <text:p><text:tab/><text:tab/>for(int path=0; path&lt;underlyingAtEvaluationTime.size(); path++)</text:p>
            <text:p><text:tab/><text:tab/>{</text:p>
            <text:p><text:tab/><text:tab/><text:tab/>double underlyingValue = underlyingAtEvaluationTime.get(path);</text:p>
            <text:p/>
            <text:p><text:tab/><text:tab/><text:tab/>portfolioValue[path] =</text:p>
            <text:p><text:tab/><text:tab/><text:tab/><text:tab/><text:tab/>amountOfNumeraireAsset[path] * numeraireAtEvaluationTime.get(path)</text:p>
            <text:p><text:tab/><text:tab/><text:tab/><text:tab/>+<text:tab/>amountOfUderlyingAsset[path] * underlyingValue;</text:p>
            <text:p><text:tab/><text:tab/>}</text:p>
            <text:p/>
            <text:p><text:tab/><text:tab/>return new RandomVariable(evaluationTime, portfolioValue);</text:p>
            <text:p><text:tab/>}</text:p>
            <text:p>}</text:p>
            <text:p/>
            <draw:control table:end-cell-address="MonteCarloBlackScholes.L41" table:end-x="0.003cm" table:end-y="0.155cm" draw:z-index="1" draw:name="TextBox1" draw:style-name="gr2" draw:text-style-name="P1" svg:width="25.338cm" svg:height="14.455cm" svg:x="0.028cm" svg:y="0.214cm" draw:control="control1"/>
          </table:table-cell>
          <table:covered-table-cell table:number-columns-repeated="9" table:style-name="ce21"/>
          <table:table-cell table:number-columns-repeated="1013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/>
          <table:table-cell table:style-name="ce19" table:formula="of:=INFO.OBBA.OBBA.OBCALL(&quot;underlyingValue&quot;;[.B27];&quot;getAssetValue&quot;;[.H7];INFO.OBBA.OBBA.OBMAKE(&quot;&quot;;&quot;int&quot;;0))" office:value-type="string" office:string-value="underlyingValue &#10;[9165]">
            <text:p>underlyingValue </text:p>
            <text:p>[9165]</text:p>
          </table:table-cell>
          <table:table-cell table:style-name="ce19" table:formula="of:=INFO.OBBA.OBBA.OBCALL(&quot;optionValues&quot;;[.E26];&quot;getValues&quot;;[.H7];[.$B$27])" office:value-type="string" office:string-value="optionValues &#10;[9162]">
            <text:p>optionValues </text:p>
            <text:p>[9162]</text:p>
          </table:table-cell>
          <table:table-cell table:number-columns-repeated="1021"/>
        </table:table-row>
        <table:table-row table:style-name="ro5">
          <table:table-cell/>
          <table:table-cell table:style-name="ce22" table:number-matrix-columns-spanned="1" table:number-matrix-rows-spanned="250" table:formula="of:=TRANSPOSE(INFO.OBBA.OBBA.OBGET(INFO.OBBA.OBBA.OBCALL(&quot;&quot;;[.B45];&quot;getRealizations&quot;)))" office:value-type="float" office:value="47.5479272197866">
            <text:p>47,5</text:p>
          </table:table-cell>
          <table:table-cell table:style-name="ce22" table:number-matrix-columns-spanned="1" table:number-matrix-rows-spanned="250" table:formula="of:=TRANSPOSE(INFO.OBBA.OBBA.OBGET(INFO.OBBA.OBBA.OBCALL(&quot;&quot;;[.C45];&quot;getRealizations&quot;)))" office:value-type="float" office:value="-0.0944714132769024">
            <text:p>-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5.357475126204">
            <text:p>185,4</text:p>
          </table:table-cell>
          <table:table-cell table:style-name="ce22" office:value-type="float" office:value="81.3634086493959">
            <text:p>8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2.8419387453983">
            <text:p>62,8</text:p>
          </table:table-cell>
          <table:table-cell table:style-name="ce22" office:value-type="float" office:value="-0.126965291667418">
            <text:p>-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7.643715993665">
            <text:p>207,6</text:p>
          </table:table-cell>
          <table:table-cell table:style-name="ce22" office:value-type="float" office:value="102.883578222413">
            <text:p>102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2.4404088815605">
            <text:p>42,4</text:p>
          </table:table-cell>
          <table:table-cell table:style-name="ce22" office:value-type="float" office:value="-1.07933244413757">
            <text:p>-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0.824324761834">
            <text:p>100,8</text:p>
          </table:table-cell>
          <table:table-cell table:style-name="ce22" office:value-type="float" office:value="3.8690727165998">
            <text:p>3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4.0551307375154">
            <text:p>94,1</text:p>
          </table:table-cell>
          <table:table-cell table:style-name="ce22" office:value-type="float" office:value="0.968478615575883">
            <text:p>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7.779150803396">
            <text:p>127,8</text:p>
          </table:table-cell>
          <table:table-cell table:style-name="ce22" office:value-type="float" office:value="18.2246205096773">
            <text:p>18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4.095818079694">
            <text:p>144,1</text:p>
          </table:table-cell>
          <table:table-cell table:style-name="ce22" office:value-type="float" office:value="37.644114023613">
            <text:p>3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3.3423328884667">
            <text:p>63,3</text:p>
          </table:table-cell>
          <table:table-cell table:style-name="ce22" office:value-type="float" office:value="-0.530359244151974">
            <text:p>-0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3.073162787109">
            <text:p>153,1</text:p>
          </table:table-cell>
          <table:table-cell table:style-name="ce22" office:value-type="float" office:value="47.4350104013109">
            <text:p>47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1.3268006658485">
            <text:p>71,3</text:p>
          </table:table-cell>
          <table:table-cell table:style-name="ce22" office:value-type="float" office:value="-0.614758546246337">
            <text:p>-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9.7602588961369">
            <text:p>69,8</text:p>
          </table:table-cell>
          <table:table-cell table:style-name="ce22" office:value-type="float" office:value="-2.07456532434568">
            <text:p>-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1.452332457627">
            <text:p>101,5</text:p>
          </table:table-cell>
          <table:table-cell table:style-name="ce22" office:value-type="float" office:value="0.796202844905121">
            <text:p>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7.5464084130698">
            <text:p>87,5</text:p>
          </table:table-cell>
          <table:table-cell table:style-name="ce22" office:value-type="float" office:value="-5.9228580289603">
            <text:p>-5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2.807747489752">
            <text:p>102,8</text:p>
          </table:table-cell>
          <table:table-cell table:style-name="ce22" office:value-type="float" office:value="4.11700464397971">
            <text:p>4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60.9028327472">
            <text:p>260,9</text:p>
          </table:table-cell>
          <table:table-cell table:style-name="ce22" office:value-type="float" office:value="158.586708554964">
            <text:p>158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9.757597346273">
            <text:p>169,8</text:p>
          </table:table-cell>
          <table:table-cell table:style-name="ce22" office:value-type="float" office:value="64.2670400274909">
            <text:p>64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6.702628314277">
            <text:p>126,7</text:p>
          </table:table-cell>
          <table:table-cell table:style-name="ce22" office:value-type="float" office:value="18.2409361880029">
            <text:p>18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6.933714493611">
            <text:p>126,9</text:p>
          </table:table-cell>
          <table:table-cell table:style-name="ce22" office:value-type="float" office:value="19.3351877315656">
            <text:p>19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5.269105448729">
            <text:p>145,3</text:p>
          </table:table-cell>
          <table:table-cell table:style-name="ce22" office:value-type="float" office:value="43.0782124232454">
            <text:p>43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5.0683265113492">
            <text:p>65,1</text:p>
          </table:table-cell>
          <table:table-cell table:style-name="ce22" office:value-type="float" office:value="-0.74688322522652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6.2424153600716">
            <text:p>76,2</text:p>
          </table:table-cell>
          <table:table-cell table:style-name="ce22" office:value-type="float" office:value="-2.09802794015745">
            <text:p>-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3.9694745071945">
            <text:p>54,0</text:p>
          </table:table-cell>
          <table:table-cell table:style-name="ce22" office:value-type="float" office:value="-0.677338646028316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4.6675378810436">
            <text:p>64,7</text:p>
          </table:table-cell>
          <table:table-cell table:style-name="ce22" office:value-type="float" office:value="-1.46388019095434">
            <text:p>-1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6.929682173991">
            <text:p>106,9</text:p>
          </table:table-cell>
          <table:table-cell table:style-name="ce22" office:value-type="float" office:value="6.05487477539637">
            <text:p>6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7.5681905079611">
            <text:p>57,6</text:p>
          </table:table-cell>
          <table:table-cell table:style-name="ce22" office:value-type="float" office:value="1.04944757932981">
            <text:p>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4.8939611934685">
            <text:p>94,9</text:p>
          </table:table-cell>
          <table:table-cell table:style-name="ce22" office:value-type="float" office:value="-2.21687193781028">
            <text:p>-2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7.2924496686031">
            <text:p>47,3</text:p>
          </table:table-cell>
          <table:table-cell table:style-name="ce22" office:value-type="float" office:value="-1.85674319862071">
            <text:p>-1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362659324718">
            <text:p>111,4</text:p>
          </table:table-cell>
          <table:table-cell table:style-name="ce22" office:value-type="float" office:value="10.67192747339">
            <text:p>1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6.684579764155">
            <text:p>146,7</text:p>
          </table:table-cell>
          <table:table-cell table:style-name="ce22" office:value-type="float" office:value="42.9635081977461">
            <text:p>43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8.5237845947993">
            <text:p>88,5</text:p>
          </table:table-cell>
          <table:table-cell table:style-name="ce22" office:value-type="float" office:value="-2.2007417254432">
            <text:p>-2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8.9346209309784">
            <text:p>88,9</text:p>
          </table:table-cell>
          <table:table-cell table:style-name="ce22" office:value-type="float" office:value="2.8740981686401">
            <text:p>2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6.357970286961">
            <text:p>106,4</text:p>
          </table:table-cell>
          <table:table-cell table:style-name="ce22" office:value-type="float" office:value="-1.03702990737659">
            <text:p>-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8.6897183614957">
            <text:p>48,7</text:p>
          </table:table-cell>
          <table:table-cell table:style-name="ce22" office:value-type="float" office:value="-1.67956399157719">
            <text:p>-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7.592459984081">
            <text:p>137,6</text:p>
          </table:table-cell>
          <table:table-cell table:style-name="ce22" office:value-type="float" office:value="32.0639591619787">
            <text:p>3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5.227981970604">
            <text:p>95,2</text:p>
          </table:table-cell>
          <table:table-cell table:style-name="ce22" office:value-type="float" office:value="-11.9329943851572">
            <text:p>-11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8.958708202303">
            <text:p>129,0</text:p>
          </table:table-cell>
          <table:table-cell table:style-name="ce22" office:value-type="float" office:value="25.1182827493185">
            <text:p>25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31.248251872038">
            <text:p>231,2</text:p>
          </table:table-cell>
          <table:table-cell table:style-name="ce22" office:value-type="float" office:value="126.414906290911">
            <text:p>126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0.860900967801">
            <text:p>100,9</text:p>
          </table:table-cell>
          <table:table-cell table:style-name="ce22" office:value-type="float" office:value="2.25694243066865">
            <text:p>2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6.990844696573">
            <text:p>147,0</text:p>
          </table:table-cell>
          <table:table-cell table:style-name="ce22" office:value-type="float" office:value="43.187124823">
            <text:p>43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9.2974568081414">
            <text:p>99,3</text:p>
          </table:table-cell>
          <table:table-cell table:style-name="ce22" office:value-type="float" office:value="-1.2258383354632">
            <text:p>-1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3.519601569533">
            <text:p>123,5</text:p>
          </table:table-cell>
          <table:table-cell table:style-name="ce22" office:value-type="float" office:value="17.9435183069947">
            <text:p>17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4.476790900983">
            <text:p>164,5</text:p>
          </table:table-cell>
          <table:table-cell table:style-name="ce22" office:value-type="float" office:value="58.7761202220687">
            <text:p>58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47.725114540772">
            <text:p>247,7</text:p>
          </table:table-cell>
          <table:table-cell table:style-name="ce22" office:value-type="float" office:value="142.73450162143">
            <text:p>142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9.279808443481">
            <text:p>169,3</text:p>
          </table:table-cell>
          <table:table-cell table:style-name="ce22" office:value-type="float" office:value="65.6185138078965">
            <text:p>65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0.9143256074428">
            <text:p>90,9</text:p>
          </table:table-cell>
          <table:table-cell table:style-name="ce22" office:value-type="float" office:value="0.252985353045288">
            <text:p>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5359891809975">
            <text:p>91,5</text:p>
          </table:table-cell>
          <table:table-cell table:style-name="ce22" office:value-type="float" office:value="-1.18904167276264">
            <text:p>-1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2030506559114">
            <text:p>91,2</text:p>
          </table:table-cell>
          <table:table-cell table:style-name="ce22" office:value-type="float" office:value="-1.40050024070458">
            <text:p>-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7.605837377337">
            <text:p>117,6</text:p>
          </table:table-cell>
          <table:table-cell table:style-name="ce22" office:value-type="float" office:value="13.1369561419505">
            <text:p>13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6.4604555659639">
            <text:p>96,5</text:p>
          </table:table-cell>
          <table:table-cell table:style-name="ce22" office:value-type="float" office:value="2.97744995964698">
            <text:p>3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5.436088192395">
            <text:p>135,4</text:p>
          </table:table-cell>
          <table:table-cell table:style-name="ce22" office:value-type="float" office:value="25.447852543161">
            <text:p>25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9.068458221577">
            <text:p>109,1</text:p>
          </table:table-cell>
          <table:table-cell table:style-name="ce22" office:value-type="float" office:value="9.73849009314729">
            <text:p>9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99.231949990184">
            <text:p>299,2</text:p>
          </table:table-cell>
          <table:table-cell table:style-name="ce22" office:value-type="float" office:value="192.661447616327">
            <text:p>192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6.0029637580229">
            <text:p>86,0</text:p>
          </table:table-cell>
          <table:table-cell table:style-name="ce22" office:value-type="float" office:value="1.69274206695658">
            <text:p>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4.282572453482">
            <text:p>174,3</text:p>
          </table:table-cell>
          <table:table-cell table:style-name="ce22" office:value-type="float" office:value="70.108873683829">
            <text:p>7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1.582502211033">
            <text:p>181,6</text:p>
          </table:table-cell>
          <table:table-cell table:style-name="ce22" office:value-type="float" office:value="78.1983910976841">
            <text:p>78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6.80539600489">
            <text:p>116,8</text:p>
          </table:table-cell>
          <table:table-cell table:style-name="ce22" office:value-type="float" office:value="14.9080580892919">
            <text:p>14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0.3197661020772">
            <text:p>90,3</text:p>
          </table:table-cell>
          <table:table-cell table:style-name="ce22" office:value-type="float" office:value="1.2995185949558">
            <text:p>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5.020099452925">
            <text:p>155,0</text:p>
          </table:table-cell>
          <table:table-cell table:style-name="ce22" office:value-type="float" office:value="49.7519632385627">
            <text:p>49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6.3569603762525">
            <text:p>76,4</text:p>
          </table:table-cell>
          <table:table-cell table:style-name="ce22" office:value-type="float" office:value="1.70827012747382">
            <text:p>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9.450940108708">
            <text:p>109,5</text:p>
          </table:table-cell>
          <table:table-cell table:style-name="ce22" office:value-type="float" office:value="7.17432595984015">
            <text:p>7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0.80217817087">
            <text:p>170,8</text:p>
          </table:table-cell>
          <table:table-cell table:style-name="ce22" office:value-type="float" office:value="67.5624698177814">
            <text:p>6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8.4073594054683">
            <text:p>68,4</text:p>
          </table:table-cell>
          <table:table-cell table:style-name="ce22" office:value-type="float" office:value="-0.181565961205306">
            <text:p>-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0.220820812174">
            <text:p>110,2</text:p>
          </table:table-cell>
          <table:table-cell table:style-name="ce22" office:value-type="float" office:value="5.48227850567977">
            <text:p>5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7.8339490118329">
            <text:p>77,8</text:p>
          </table:table-cell>
          <table:table-cell table:style-name="ce22" office:value-type="float" office:value="-1.99874100273775">
            <text:p>-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99.674795479437">
            <text:p>299,7</text:p>
          </table:table-cell>
          <table:table-cell table:style-name="ce22" office:value-type="float" office:value="193.193506806589">
            <text:p>193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0.3316460572522">
            <text:p>90,3</text:p>
          </table:table-cell>
          <table:table-cell table:style-name="ce22" office:value-type="float" office:value="3.36622559986532">
            <text:p>3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38.652648681702">
            <text:p>238,7</text:p>
          </table:table-cell>
          <table:table-cell table:style-name="ce22" office:value-type="float" office:value="133.58933567154">
            <text:p>133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0.224024372061">
            <text:p>110,2</text:p>
          </table:table-cell>
          <table:table-cell table:style-name="ce22" office:value-type="float" office:value="5.27656307755342">
            <text:p>5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1.296659625794">
            <text:p>131,3</text:p>
          </table:table-cell>
          <table:table-cell table:style-name="ce22" office:value-type="float" office:value="26.4609251670248">
            <text:p>26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7.281534403361">
            <text:p>167,3</text:p>
          </table:table-cell>
          <table:table-cell table:style-name="ce22" office:value-type="float" office:value="64.3135573973829">
            <text:p>64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7.3649888094335">
            <text:p>77,4</text:p>
          </table:table-cell>
          <table:table-cell table:style-name="ce22" office:value-type="float" office:value="2.26016530701317">
            <text:p>2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0.616648484633">
            <text:p>200,6</text:p>
          </table:table-cell>
          <table:table-cell table:style-name="ce22" office:value-type="float" office:value="96.1567778967765">
            <text:p>96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20.581195744353">
            <text:p>220,6</text:p>
          </table:table-cell>
          <table:table-cell table:style-name="ce22" office:value-type="float" office:value="115.76715058807">
            <text:p>115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0.8141630305085">
            <text:p>90,8</text:p>
          </table:table-cell>
          <table:table-cell table:style-name="ce22" office:value-type="float" office:value="-0.726699807020093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0.1666355613839">
            <text:p>60,2</text:p>
          </table:table-cell>
          <table:table-cell table:style-name="ce22" office:value-type="float" office:value="-0.609266067316471">
            <text:p>-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9.7355564943464">
            <text:p>49,7</text:p>
          </table:table-cell>
          <table:table-cell table:style-name="ce22" office:value-type="float" office:value="0.701145349646043">
            <text:p>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0.605493293245">
            <text:p>110,6</text:p>
          </table:table-cell>
          <table:table-cell table:style-name="ce22" office:value-type="float" office:value="8.0935563408465">
            <text:p>8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7.6964498841162">
            <text:p>97,7</text:p>
          </table:table-cell>
          <table:table-cell table:style-name="ce22" office:value-type="float" office:value="0.366284135532934">
            <text:p>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2.992127893258">
            <text:p>123,0</text:p>
          </table:table-cell>
          <table:table-cell table:style-name="ce22" office:value-type="float" office:value="18.8877977469014">
            <text:p>18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4.666698840265">
            <text:p>114,7</text:p>
          </table:table-cell>
          <table:table-cell table:style-name="ce22" office:value-type="float" office:value="8.96653118425414">
            <text:p>9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6.114172638039">
            <text:p>106,1</text:p>
          </table:table-cell>
          <table:table-cell table:style-name="ce22" office:value-type="float" office:value="-0.389701431908271">
            <text:p>-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77669533899">
            <text:p>111,8</text:p>
          </table:table-cell>
          <table:table-cell table:style-name="ce22" office:value-type="float" office:value="11.4435469205708">
            <text:p>1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5.307490049015">
            <text:p>95,3</text:p>
          </table:table-cell>
          <table:table-cell table:style-name="ce22" office:value-type="float" office:value="0.965494438505454">
            <text:p>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5.84808121543">
            <text:p>165,8</text:p>
          </table:table-cell>
          <table:table-cell table:style-name="ce22" office:value-type="float" office:value="58.566053229412">
            <text:p>58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59.63696535275">
            <text:p>259,6</text:p>
          </table:table-cell>
          <table:table-cell table:style-name="ce22" office:value-type="float" office:value="154.869207396137">
            <text:p>154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7.94776446222">
            <text:p>127,9</text:p>
          </table:table-cell>
          <table:table-cell table:style-name="ce22" office:value-type="float" office:value="25.877816048189">
            <text:p>25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5.949726112565">
            <text:p>175,9</text:p>
          </table:table-cell>
          <table:table-cell table:style-name="ce22" office:value-type="float" office:value="71.0093661604558">
            <text:p>7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3.886491544228">
            <text:p>143,9</text:p>
          </table:table-cell>
          <table:table-cell table:style-name="ce22" office:value-type="float" office:value="33.4727174087175">
            <text:p>33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9.903918615459">
            <text:p>129,9</text:p>
          </table:table-cell>
          <table:table-cell table:style-name="ce22" office:value-type="float" office:value="24.9744048292436">
            <text:p>25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7.556706836492">
            <text:p>127,6</text:p>
          </table:table-cell>
          <table:table-cell table:style-name="ce22" office:value-type="float" office:value="24.9761145984046">
            <text:p>25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3.6752237533092">
            <text:p>93,7</text:p>
          </table:table-cell>
          <table:table-cell table:style-name="ce22" office:value-type="float" office:value="-0.389883709416907">
            <text:p>-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8.931163569708">
            <text:p>188,9</text:p>
          </table:table-cell>
          <table:table-cell table:style-name="ce22" office:value-type="float" office:value="85.8163172719438">
            <text:p>85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5.360654167066">
            <text:p>115,4</text:p>
          </table:table-cell>
          <table:table-cell table:style-name="ce22" office:value-type="float" office:value="7.6109566165519">
            <text:p>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4.9768889727646">
            <text:p>55,0</text:p>
          </table:table-cell>
          <table:table-cell table:style-name="ce22" office:value-type="float" office:value="-1.26534144118423">
            <text:p>-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2.585457657036">
            <text:p>202,6</text:p>
          </table:table-cell>
          <table:table-cell table:style-name="ce22" office:value-type="float" office:value="97.730834444407">
            <text:p>97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1.942461799806">
            <text:p>131,9</text:p>
          </table:table-cell>
          <table:table-cell table:style-name="ce22" office:value-type="float" office:value="28.7009006207364">
            <text:p>28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4.452749431828">
            <text:p>104,5</text:p>
          </table:table-cell>
          <table:table-cell table:style-name="ce22" office:value-type="float" office:value="4.21736874335154">
            <text:p>4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6.416244396666">
            <text:p>96,4</text:p>
          </table:table-cell>
          <table:table-cell table:style-name="ce22" office:value-type="float" office:value="-5.35035089880634">
            <text:p>-5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0.370186129292">
            <text:p>150,4</text:p>
          </table:table-cell>
          <table:table-cell table:style-name="ce22" office:value-type="float" office:value="44.1038620322091">
            <text:p>44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5.675449116963">
            <text:p>65,7</text:p>
          </table:table-cell>
          <table:table-cell table:style-name="ce22" office:value-type="float" office:value="0.364852496060029">
            <text:p>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1.897942447186">
            <text:p>121,9</text:p>
          </table:table-cell>
          <table:table-cell table:style-name="ce22" office:value-type="float" office:value="12.5333280308519">
            <text:p>12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687026728792">
            <text:p>111,7</text:p>
          </table:table-cell>
          <table:table-cell table:style-name="ce22" office:value-type="float" office:value="7.57346922595194">
            <text:p>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2.392237155933">
            <text:p>152,4</text:p>
          </table:table-cell>
          <table:table-cell table:style-name="ce22" office:value-type="float" office:value="44.4290215949212">
            <text:p>44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0.028278851189">
            <text:p>150,0</text:p>
          </table:table-cell>
          <table:table-cell table:style-name="ce22" office:value-type="float" office:value="49.197270555712">
            <text:p>49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4.7462824347364">
            <text:p>84,7</text:p>
          </table:table-cell>
          <table:table-cell table:style-name="ce22" office:value-type="float" office:value="0.603711384714971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9.9119989397532">
            <text:p>49,9</text:p>
          </table:table-cell>
          <table:table-cell table:style-name="ce22" office:value-type="float" office:value="0.123776950434388">
            <text:p>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7.83724164691">
            <text:p>117,8</text:p>
          </table:table-cell>
          <table:table-cell table:style-name="ce22" office:value-type="float" office:value="10.1930975828049">
            <text:p>1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2.45443619514">
            <text:p>122,5</text:p>
          </table:table-cell>
          <table:table-cell table:style-name="ce22" office:value-type="float" office:value="16.1030620587527">
            <text:p>16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06.12379561629">
            <text:p>306,1</text:p>
          </table:table-cell>
          <table:table-cell table:style-name="ce22" office:value-type="float" office:value="200.06562427309">
            <text:p>20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3.374234232805">
            <text:p>123,4</text:p>
          </table:table-cell>
          <table:table-cell table:style-name="ce22" office:value-type="float" office:value="17.1003743275449">
            <text:p>17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8.035655276397">
            <text:p>178,0</text:p>
          </table:table-cell>
          <table:table-cell table:style-name="ce22" office:value-type="float" office:value="76.7711841848206">
            <text:p>76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3.656344944131">
            <text:p>153,7</text:p>
          </table:table-cell>
          <table:table-cell table:style-name="ce22" office:value-type="float" office:value="47.5735654129497">
            <text:p>4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7.965232204919">
            <text:p>118,0</text:p>
          </table:table-cell>
          <table:table-cell table:style-name="ce22" office:value-type="float" office:value="11.7445671854793">
            <text:p>1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2.135987826474">
            <text:p>132,1</text:p>
          </table:table-cell>
          <table:table-cell table:style-name="ce22" office:value-type="float" office:value="27.9123525610648">
            <text:p>27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6.75873181903">
            <text:p>196,8</text:p>
          </table:table-cell>
          <table:table-cell table:style-name="ce22" office:value-type="float" office:value="93.9909761802569">
            <text:p>94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3.088583655835">
            <text:p>73,1</text:p>
          </table:table-cell>
          <table:table-cell table:style-name="ce22" office:value-type="float" office:value="-2.19089588003339">
            <text:p>-2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69.24819077919">
            <text:p>269,2</text:p>
          </table:table-cell>
          <table:table-cell table:style-name="ce22" office:value-type="float" office:value="164.87898920392">
            <text:p>164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03.786799441023">
            <text:p>303,8</text:p>
          </table:table-cell>
          <table:table-cell table:style-name="ce22" office:value-type="float" office:value="199.906186298974">
            <text:p>199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4.609745438481">
            <text:p>124,6</text:p>
          </table:table-cell>
          <table:table-cell table:style-name="ce22" office:value-type="float" office:value="15.6898734616083">
            <text:p>15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40.976832381877">
            <text:p>241,0</text:p>
          </table:table-cell>
          <table:table-cell table:style-name="ce22" office:value-type="float" office:value="133.699673881229">
            <text:p>133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9.3880746132141">
            <text:p>79,4</text:p>
          </table:table-cell>
          <table:table-cell table:style-name="ce22" office:value-type="float" office:value="2.02079320216412">
            <text:p>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7.151368831917">
            <text:p>187,2</text:p>
          </table:table-cell>
          <table:table-cell table:style-name="ce22" office:value-type="float" office:value="80.3296528613615">
            <text:p>8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4.74075873297">
            <text:p>124,7</text:p>
          </table:table-cell>
          <table:table-cell table:style-name="ce22" office:value-type="float" office:value="18.4651236708803">
            <text:p>18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7289430445089">
            <text:p>91,7</text:p>
          </table:table-cell>
          <table:table-cell table:style-name="ce22" office:value-type="float" office:value="4.04546562849184">
            <text:p>4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6.476340133557">
            <text:p>186,5</text:p>
          </table:table-cell>
          <table:table-cell table:style-name="ce22" office:value-type="float" office:value="82.0154409452713">
            <text:p>8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6.819675568735">
            <text:p>136,8</text:p>
          </table:table-cell>
          <table:table-cell table:style-name="ce22" office:value-type="float" office:value="32.2325287683611">
            <text:p>32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2.379331129081">
            <text:p>152,4</text:p>
          </table:table-cell>
          <table:table-cell table:style-name="ce22" office:value-type="float" office:value="48.4931794419046">
            <text:p>48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65.429518608321">
            <text:p>265,4</text:p>
          </table:table-cell>
          <table:table-cell table:style-name="ce22" office:value-type="float" office:value="159.304689380537">
            <text:p>159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8.3537416796741">
            <text:p>88,4</text:p>
          </table:table-cell>
          <table:table-cell table:style-name="ce22" office:value-type="float" office:value="-1.14151766803342">
            <text:p>-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1.550769591505">
            <text:p>161,6</text:p>
          </table:table-cell>
          <table:table-cell table:style-name="ce22" office:value-type="float" office:value="54.8415458752343">
            <text:p>54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6.472324097237">
            <text:p>146,5</text:p>
          </table:table-cell>
          <table:table-cell table:style-name="ce22" office:value-type="float" office:value="42.2160170537918">
            <text:p>42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1.0030642813844">
            <text:p>61,0</text:p>
          </table:table-cell>
          <table:table-cell table:style-name="ce22" office:value-type="float" office:value="0.398764928254405">
            <text:p>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7.48510522569">
            <text:p>147,5</text:p>
          </table:table-cell>
          <table:table-cell table:style-name="ce22" office:value-type="float" office:value="43.402156468592">
            <text:p>43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8.139135469102">
            <text:p>148,1</text:p>
          </table:table-cell>
          <table:table-cell table:style-name="ce22" office:value-type="float" office:value="44.424238522218">
            <text:p>44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7.889578992234">
            <text:p>207,9</text:p>
          </table:table-cell>
          <table:table-cell table:style-name="ce22" office:value-type="float" office:value="101.040705029798">
            <text:p>10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6.1084767368356">
            <text:p>66,1</text:p>
          </table:table-cell>
          <table:table-cell table:style-name="ce22" office:value-type="float" office:value="0.266693909513745">
            <text:p>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2.323242926504">
            <text:p>202,3</text:p>
          </table:table-cell>
          <table:table-cell table:style-name="ce22" office:value-type="float" office:value="97.5478983478231">
            <text:p>97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0.989996523728">
            <text:p>181,0</text:p>
          </table:table-cell>
          <table:table-cell table:style-name="ce22" office:value-type="float" office:value="73.706576444968">
            <text:p>73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6.7647193086841">
            <text:p>66,8</text:p>
          </table:table-cell>
          <table:table-cell table:style-name="ce22" office:value-type="float" office:value="-0.976870834599768">
            <text:p>-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3.697500546859">
            <text:p>113,7</text:p>
          </table:table-cell>
          <table:table-cell table:style-name="ce22" office:value-type="float" office:value="4.78188503235747">
            <text:p>4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10.305398318086">
            <text:p>210,3</text:p>
          </table:table-cell>
          <table:table-cell table:style-name="ce22" office:value-type="float" office:value="105.549762706553">
            <text:p>105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65.388619305807">
            <text:p>565,4</text:p>
          </table:table-cell>
          <table:table-cell table:style-name="ce22" office:value-type="float" office:value="459.422636313125">
            <text:p>459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2.7268647801959">
            <text:p>42,7</text:p>
          </table:table-cell>
          <table:table-cell table:style-name="ce22" office:value-type="float" office:value="-0.781732164054819">
            <text:p>-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4.081444774828">
            <text:p>124,1</text:p>
          </table:table-cell>
          <table:table-cell table:style-name="ce22" office:value-type="float" office:value="16.8733587060561">
            <text:p>16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1.490292951375">
            <text:p>161,5</text:p>
          </table:table-cell>
          <table:table-cell table:style-name="ce22" office:value-type="float" office:value="57.6261194271176">
            <text:p>5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2.053984414191">
            <text:p>102,1</text:p>
          </table:table-cell>
          <table:table-cell table:style-name="ce22" office:value-type="float" office:value="0.59393747299756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0.549032314939">
            <text:p>190,5</text:p>
          </table:table-cell>
          <table:table-cell table:style-name="ce22" office:value-type="float" office:value="84.3011583346363">
            <text:p>84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14.958499229211">
            <text:p>215,0</text:p>
          </table:table-cell>
          <table:table-cell table:style-name="ce22" office:value-type="float" office:value="110.57039587488">
            <text:p>11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4.7196757547734">
            <text:p>94,7</text:p>
          </table:table-cell>
          <table:table-cell table:style-name="ce22" office:value-type="float" office:value="0.11491039166453">
            <text:p>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4.91576701098">
            <text:p>154,9</text:p>
          </table:table-cell>
          <table:table-cell table:style-name="ce22" office:value-type="float" office:value="51.6430670018071">
            <text:p>51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7.796748823771">
            <text:p>207,8</text:p>
          </table:table-cell>
          <table:table-cell table:style-name="ce22" office:value-type="float" office:value="101.485375450298">
            <text:p>101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1.8593389971511">
            <text:p>51,9</text:p>
          </table:table-cell>
          <table:table-cell table:style-name="ce22" office:value-type="float" office:value="-1.34613547816335">
            <text:p>-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6.100465133511">
            <text:p>116,1</text:p>
          </table:table-cell>
          <table:table-cell table:style-name="ce22" office:value-type="float" office:value="10.0360347588989">
            <text:p>10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8.474126146399">
            <text:p>128,5</text:p>
          </table:table-cell>
          <table:table-cell table:style-name="ce22" office:value-type="float" office:value="22.7369554273998">
            <text:p>22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9.757901936495">
            <text:p>169,8</text:p>
          </table:table-cell>
          <table:table-cell table:style-name="ce22" office:value-type="float" office:value="65.535921794981">
            <text:p>65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7.7634952647734">
            <text:p>67,8</text:p>
          </table:table-cell>
          <table:table-cell table:style-name="ce22" office:value-type="float" office:value="-4.30834706847301">
            <text:p>-4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1.240779447404">
            <text:p>121,2</text:p>
          </table:table-cell>
          <table:table-cell table:style-name="ce22" office:value-type="float" office:value="16.6065278074992">
            <text:p>16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8.5393946256492">
            <text:p>78,5</text:p>
          </table:table-cell>
          <table:table-cell table:style-name="ce22" office:value-type="float" office:value="1.39015860398938">
            <text:p>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8376217973566">
            <text:p>91,8</text:p>
          </table:table-cell>
          <table:table-cell table:style-name="ce22" office:value-type="float" office:value="1.29708519629078">
            <text:p>1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0.483409870862">
            <text:p>110,5</text:p>
          </table:table-cell>
          <table:table-cell table:style-name="ce22" office:value-type="float" office:value="0.228855813085431">
            <text:p>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8.446681381149">
            <text:p>148,4</text:p>
          </table:table-cell>
          <table:table-cell table:style-name="ce22" office:value-type="float" office:value="45.5545514356558">
            <text:p>45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93.978729071496">
            <text:p>294,0</text:p>
          </table:table-cell>
          <table:table-cell table:style-name="ce22" office:value-type="float" office:value="184.362890505163">
            <text:p>184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9.518605837196">
            <text:p>159,5</text:p>
          </table:table-cell>
          <table:table-cell table:style-name="ce22" office:value-type="float" office:value="50.2546462834733">
            <text:p>5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89.536938802116">
            <text:p>389,5</text:p>
          </table:table-cell>
          <table:table-cell table:style-name="ce22" office:value-type="float" office:value="285.102468100471">
            <text:p>285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1.996954941355">
            <text:p>102,0</text:p>
          </table:table-cell>
          <table:table-cell table:style-name="ce22" office:value-type="float" office:value="5.16440226219557">
            <text:p>5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9.8029477800969">
            <text:p>69,8</text:p>
          </table:table-cell>
          <table:table-cell table:style-name="ce22" office:value-type="float" office:value="0.283045450547929">
            <text:p>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3.311037500402">
            <text:p>123,3</text:p>
          </table:table-cell>
          <table:table-cell table:style-name="ce22" office:value-type="float" office:value="20.3760503046083">
            <text:p>2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40.141236281755">
            <text:p>240,1</text:p>
          </table:table-cell>
          <table:table-cell table:style-name="ce22" office:value-type="float" office:value="136.611978117594">
            <text:p>136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6.607218140004">
            <text:p>106,6</text:p>
          </table:table-cell>
          <table:table-cell table:style-name="ce22" office:value-type="float" office:value="8.01786039804249">
            <text:p>8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692869777129">
            <text:p>111,7</text:p>
          </table:table-cell>
          <table:table-cell table:style-name="ce22" office:value-type="float" office:value="7.98635995966906">
            <text:p>8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0.156843249992">
            <text:p>200,2</text:p>
          </table:table-cell>
          <table:table-cell table:style-name="ce22" office:value-type="float" office:value="94.1114408690088">
            <text:p>94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2.3947133927108">
            <text:p>92,4</text:p>
          </table:table-cell>
          <table:table-cell table:style-name="ce22" office:value-type="float" office:value="1.66138521997901">
            <text:p>1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8.642021550907">
            <text:p>118,6</text:p>
          </table:table-cell>
          <table:table-cell table:style-name="ce22" office:value-type="float" office:value="12.3453810111056">
            <text:p>12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6.9131302143253">
            <text:p>66,9</text:p>
          </table:table-cell>
          <table:table-cell table:style-name="ce22" office:value-type="float" office:value="0.753585338474937">
            <text:p>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5.3717914298557">
            <text:p>75,4</text:p>
          </table:table-cell>
          <table:table-cell table:style-name="ce22" office:value-type="float" office:value="0.0765386252100587">
            <text:p>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08.267089072867">
            <text:p>308,3</text:p>
          </table:table-cell>
          <table:table-cell table:style-name="ce22" office:value-type="float" office:value="202.847445949301">
            <text:p>202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0.175163949838">
            <text:p>180,2</text:p>
          </table:table-cell>
          <table:table-cell table:style-name="ce22" office:value-type="float" office:value="74.6580540438695">
            <text:p>74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10.770978428787">
            <text:p>210,8</text:p>
          </table:table-cell>
          <table:table-cell table:style-name="ce22" office:value-type="float" office:value="106.616516831055">
            <text:p>106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6.5835682543165">
            <text:p>76,6</text:p>
          </table:table-cell>
          <table:table-cell table:style-name="ce22" office:value-type="float" office:value="0.797771047518151">
            <text:p>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94.336129007368">
            <text:p>294,3</text:p>
          </table:table-cell>
          <table:table-cell table:style-name="ce22" office:value-type="float" office:value="187.637551545726">
            <text:p>18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2.761271666735">
            <text:p>192,8</text:p>
          </table:table-cell>
          <table:table-cell table:style-name="ce22" office:value-type="float" office:value="85.636051059865">
            <text:p>85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8.0736790781961">
            <text:p>78,1</text:p>
          </table:table-cell>
          <table:table-cell table:style-name="ce22" office:value-type="float" office:value="-0.262329467339408">
            <text:p>-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9.1680818018654">
            <text:p>89,2</text:p>
          </table:table-cell>
          <table:table-cell table:style-name="ce22" office:value-type="float" office:value="-0.119819150825364">
            <text:p>-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4.5903514487605">
            <text:p>94,6</text:p>
          </table:table-cell>
          <table:table-cell table:style-name="ce22" office:value-type="float" office:value="-0.429470254996989">
            <text:p>-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5.3903490884062">
            <text:p>45,4</text:p>
          </table:table-cell>
          <table:table-cell table:style-name="ce22" office:value-type="float" office:value="1.41367236568619">
            <text:p>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6.345813944923">
            <text:p>136,3</text:p>
          </table:table-cell>
          <table:table-cell table:style-name="ce22" office:value-type="float" office:value="31.5206632636188">
            <text:p>31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1.3198667539688">
            <text:p>81,3</text:p>
          </table:table-cell>
          <table:table-cell table:style-name="ce22" office:value-type="float" office:value="-0.965781772576132">
            <text:p>-1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46.1239701092167">
            <text:p>46,1</text:p>
          </table:table-cell>
          <table:table-cell table:style-name="ce22" office:value-type="float" office:value="0.931677232888358">
            <text:p>0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9.4147047154477">
            <text:p>99,4</text:p>
          </table:table-cell>
          <table:table-cell table:style-name="ce22" office:value-type="float" office:value="2.68317563584993">
            <text:p>2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9.2787501391805">
            <text:p>69,3</text:p>
          </table:table-cell>
          <table:table-cell table:style-name="ce22" office:value-type="float" office:value="0.246487199572034">
            <text:p>0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4.7651276469872">
            <text:p>84,8</text:p>
          </table:table-cell>
          <table:table-cell table:style-name="ce22" office:value-type="float" office:value="1.38352152916218">
            <text:p>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8.92834408609">
            <text:p>128,9</text:p>
          </table:table-cell>
          <table:table-cell table:style-name="ce22" office:value-type="float" office:value="23.0213184554905">
            <text:p>23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3.3247889518971">
            <text:p>73,3</text:p>
          </table:table-cell>
          <table:table-cell table:style-name="ce22" office:value-type="float" office:value="0.787940643423045">
            <text:p>0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0.876588824058">
            <text:p>140,9</text:p>
          </table:table-cell>
          <table:table-cell table:style-name="ce22" office:value-type="float" office:value="36.4221153141067">
            <text:p>36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4.2303981891131">
            <text:p>64,2</text:p>
          </table:table-cell>
          <table:table-cell table:style-name="ce22" office:value-type="float" office:value="0.565134135350221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0.700239851045">
            <text:p>200,7</text:p>
          </table:table-cell>
          <table:table-cell table:style-name="ce22" office:value-type="float" office:value="94.6510544844077">
            <text:p>94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4.984085350767">
            <text:p>205,0</text:p>
          </table:table-cell>
          <table:table-cell table:style-name="ce22" office:value-type="float" office:value="99.955175659328">
            <text:p>100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1.286696924922">
            <text:p>111,3</text:p>
          </table:table-cell>
          <table:table-cell table:style-name="ce22" office:value-type="float" office:value="11.067961560298">
            <text:p>1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3.62801511494">
            <text:p>153,6</text:p>
          </table:table-cell>
          <table:table-cell table:style-name="ce22" office:value-type="float" office:value="51.0813246632788">
            <text:p>5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1.074284694966">
            <text:p>181,1</text:p>
          </table:table-cell>
          <table:table-cell table:style-name="ce22" office:value-type="float" office:value="76.7814906664822">
            <text:p>76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9.258523504757">
            <text:p>109,3</text:p>
          </table:table-cell>
          <table:table-cell table:style-name="ce22" office:value-type="float" office:value="1.58051971903805">
            <text:p>1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2.4274301399829">
            <text:p>72,4</text:p>
          </table:table-cell>
          <table:table-cell table:style-name="ce22" office:value-type="float" office:value="1.92163998931593">
            <text:p>1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9.1001657316479">
            <text:p>79,1</text:p>
          </table:table-cell>
          <table:table-cell table:style-name="ce22" office:value-type="float" office:value="-2.47785664965777">
            <text:p>-2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38.246718989534">
            <text:p>338,2</text:p>
          </table:table-cell>
          <table:table-cell table:style-name="ce22" office:value-type="float" office:value="232.86408146477">
            <text:p>232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7.754930765622">
            <text:p>117,8</text:p>
          </table:table-cell>
          <table:table-cell table:style-name="ce22" office:value-type="float" office:value="13.5231435881165">
            <text:p>13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8.530615819769">
            <text:p>128,5</text:p>
          </table:table-cell>
          <table:table-cell table:style-name="ce22" office:value-type="float" office:value="23.4087898694611">
            <text:p>23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7.8294218341413">
            <text:p>57,8</text:p>
          </table:table-cell>
          <table:table-cell table:style-name="ce22" office:value-type="float" office:value="-0.0902890748475841">
            <text:p>-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3.925066972378">
            <text:p>113,9</text:p>
          </table:table-cell>
          <table:table-cell table:style-name="ce22" office:value-type="float" office:value="12.4322816370785">
            <text:p>12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5.96885387716">
            <text:p>156,0</text:p>
          </table:table-cell>
          <table:table-cell table:style-name="ce22" office:value-type="float" office:value="50.546221153163">
            <text:p>50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9.366369169057">
            <text:p>129,4</text:p>
          </table:table-cell>
          <table:table-cell table:style-name="ce22" office:value-type="float" office:value="24.9341490571348">
            <text:p>24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6.3081093609449">
            <text:p>86,3</text:p>
          </table:table-cell>
          <table:table-cell table:style-name="ce22" office:value-type="float" office:value="-0.680242957528892">
            <text:p>-0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50.004745342159">
            <text:p>150,0</text:p>
          </table:table-cell>
          <table:table-cell table:style-name="ce22" office:value-type="float" office:value="46.5775687960431">
            <text:p>46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83.344077073533">
            <text:p>183,3</text:p>
          </table:table-cell>
          <table:table-cell table:style-name="ce22" office:value-type="float" office:value="78.7396871021731">
            <text:p>78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12.535892510382">
            <text:p>112,5</text:p>
          </table:table-cell>
          <table:table-cell table:style-name="ce22" office:value-type="float" office:value="3.87443889293893">
            <text:p>3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1.8649635594744">
            <text:p>71,9</text:p>
          </table:table-cell>
          <table:table-cell table:style-name="ce22" office:value-type="float" office:value="-1.55107200062898">
            <text:p>-1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1.7689175774357">
            <text:p>91,8</text:p>
          </table:table-cell>
          <table:table-cell table:style-name="ce22" office:value-type="float" office:value="-2.45965635013923">
            <text:p>-2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2.017433450936">
            <text:p>142,0</text:p>
          </table:table-cell>
          <table:table-cell table:style-name="ce22" office:value-type="float" office:value="40.2673239292452">
            <text:p>4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92.525084286704">
            <text:p>192,5</text:p>
          </table:table-cell>
          <table:table-cell table:style-name="ce22" office:value-type="float" office:value="87.539258469471">
            <text:p>87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53.055688265363">
            <text:p>53,1</text:p>
          </table:table-cell>
          <table:table-cell table:style-name="ce22" office:value-type="float" office:value="0.366524622133523">
            <text:p>0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1.999701690481">
            <text:p>122,0</text:p>
          </table:table-cell>
          <table:table-cell table:style-name="ce22" office:value-type="float" office:value="17.0890438146764">
            <text:p>17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4.600707619661">
            <text:p>84,6</text:p>
          </table:table-cell>
          <table:table-cell table:style-name="ce22" office:value-type="float" office:value="3.12918989776236">
            <text:p>3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8.388172800866">
            <text:p>178,4</text:p>
          </table:table-cell>
          <table:table-cell table:style-name="ce22" office:value-type="float" office:value="71.5212563531194">
            <text:p>71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0.14010720206">
            <text:p>200,1</text:p>
          </table:table-cell>
          <table:table-cell table:style-name="ce22" office:value-type="float" office:value="92.9360846559522">
            <text:p>92,9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2.151319584645">
            <text:p>102,2</text:p>
          </table:table-cell>
          <table:table-cell table:style-name="ce22" office:value-type="float" office:value="-1.58704324359913">
            <text:p>-1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0.089778289102">
            <text:p>160,1</text:p>
          </table:table-cell>
          <table:table-cell table:style-name="ce22" office:value-type="float" office:value="55.3942284296478">
            <text:p>55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8.97438502926">
            <text:p>109,0</text:p>
          </table:table-cell>
          <table:table-cell table:style-name="ce22" office:value-type="float" office:value="5.59193974226928">
            <text:p>5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75.225322850206">
            <text:p>175,2</text:p>
          </table:table-cell>
          <table:table-cell table:style-name="ce22" office:value-type="float" office:value="67.6347060512594">
            <text:p>6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3.172676795647">
            <text:p>103,2</text:p>
          </table:table-cell>
          <table:table-cell table:style-name="ce22" office:value-type="float" office:value="-0.0571931627748867">
            <text:p>-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6.4228515288928">
            <text:p>66,4</text:p>
          </table:table-cell>
          <table:table-cell table:style-name="ce22" office:value-type="float" office:value="0.625524849583466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1.676070459458">
            <text:p>101,7</text:p>
          </table:table-cell>
          <table:table-cell table:style-name="ce22" office:value-type="float" office:value="2.73639629406952">
            <text:p>2,7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3.442181280486">
            <text:p>103,4</text:p>
          </table:table-cell>
          <table:table-cell table:style-name="ce22" office:value-type="float" office:value="0.300376546637281">
            <text:p>0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4.636767597398">
            <text:p>74,6</text:p>
          </table:table-cell>
          <table:table-cell table:style-name="ce22" office:value-type="float" office:value="-0.117067604075411">
            <text:p>-0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1.206956463564">
            <text:p>131,2</text:p>
          </table:table-cell>
          <table:table-cell table:style-name="ce22" office:value-type="float" office:value="25.5063174030618">
            <text:p>25,5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05.370873240309">
            <text:p>105,4</text:p>
          </table:table-cell>
          <table:table-cell table:style-name="ce22" office:value-type="float" office:value="4.60433732494933">
            <text:p>4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201.116636285359">
            <text:p>201,1</text:p>
          </table:table-cell>
          <table:table-cell table:style-name="ce22" office:value-type="float" office:value="87.6233773543302">
            <text:p>87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4.4732477842153">
            <text:p>74,5</text:p>
          </table:table-cell>
          <table:table-cell table:style-name="ce22" office:value-type="float" office:value="1.4019114925678">
            <text:p>1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4.4035627612014">
            <text:p>74,4</text:p>
          </table:table-cell>
          <table:table-cell table:style-name="ce22" office:value-type="float" office:value="1.24167034375031">
            <text:p>1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80.1132830834601">
            <text:p>80,1</text:p>
          </table:table-cell>
          <table:table-cell table:style-name="ce22" office:value-type="float" office:value="2.06491275427459">
            <text:p>2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5.8260548100023">
            <text:p>75,8</text:p>
          </table:table-cell>
          <table:table-cell table:style-name="ce22" office:value-type="float" office:value="2.37138791524857">
            <text:p>2,4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60.79231037194">
            <text:p>160,8</text:p>
          </table:table-cell>
          <table:table-cell table:style-name="ce22" office:value-type="float" office:value="53.8206806054518">
            <text:p>53,8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28.954204858294">
            <text:p>129,0</text:p>
          </table:table-cell>
          <table:table-cell table:style-name="ce22" office:value-type="float" office:value="24.2516815164318">
            <text:p>24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63.8565802110855">
            <text:p>63,9</text:p>
          </table:table-cell>
          <table:table-cell table:style-name="ce22" office:value-type="float" office:value="0.553938245844015">
            <text:p>0,6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30.862104644812">
            <text:p>130,9</text:p>
          </table:table-cell>
          <table:table-cell table:style-name="ce22" office:value-type="float" office:value="26.0814844668165">
            <text:p>26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74.8513229728891">
            <text:p>74,9</text:p>
          </table:table-cell>
          <table:table-cell table:style-name="ce22" office:value-type="float" office:value="-2.01056369559455">
            <text:p>-2,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90.6990256773084">
            <text:p>90,7</text:p>
          </table:table-cell>
          <table:table-cell table:style-name="ce22" office:value-type="float" office:value="-4.30805536502687">
            <text:p>-4,3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31.5898794014005">
            <text:p>31,6</text:p>
          </table:table-cell>
          <table:table-cell table:style-name="ce22" office:value-type="float" office:value="-1.09173156440114">
            <text:p>-1,1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9.273868850949">
            <text:p>149,3</text:p>
          </table:table-cell>
          <table:table-cell table:style-name="ce22" office:value-type="float" office:value="45.1518136791477">
            <text:p>45,2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float" office:value="144.44059791546">
            <text:p>144,4</text:p>
          </table:table-cell>
          <table:table-cell table:style-name="ce22" office:value-type="float" office:value="37.1275314011696">
            <text:p>37,1</text:p>
          </table:table-cell>
          <table:table-cell table:number-columns-repeated="1021"/>
        </table:table-row>
        <table:table-row table:style-name="ro5" table:number-rows-repeated="104828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number-style style:name="N136">
      <number:number number:decimal-places="3" number:min-integer-digits="1"/>
    </number:number-style>
    <number:number-style style:name="N137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.00.0000</text:date>, <text:time style:data-style-name="N2" text:time-value="0000-00-00T21:28:3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ian Fries</dc:creator>
    <dc:date>2012-11-20T21:28:18</dc:date>
    <meta:generator>LibreOffice/3.6$MacOSX_x86 LibreOffice_project/58f22d5-270d05a-e2abed1-ea17a85-9b5702</meta:generator>
    <meta:editing-duration>PT2M9S</meta:editing-duration>
    <meta:editing-cycles>1</meta:editing-cycles>
    <meta:document-statistic meta:table-count="2" meta:cell-count="582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7">
      <number:number number: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text-properties fo:color="#000000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13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07cm" chart:symbol-height="0.07cm"/>
      <style:graphic-properties draw:stroke="none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23cm" svg:height="7.036cm" xlink:href=".." xlink:type="simple" chart:class="chart:scatter" chart:style-name="ch1">
        <chart:title svg:x="3.574cm" svg:y="0.598cm" chart:style-name="ch2">
          <text:p>Replication Portfolio Values</text:p>
        </chart:title>
        <chart:plot-area chart:style-name="ch3" table:cell-range-address="MonteCarloBlackScholes.B46:MonteCarloBlackScholes.C295 MonteCarloBlackScholes.C45:MonteCarloBlackScholes.C45" chart:data-source-has-labels="row" svg:x="0.27cm" svg:y="2.429cm" svg:width="10.719cm" svg:height="3.143cm">
          <chartooo:coordinate-region svg:x="1.329cm" svg:y="2.592cm" svg:width="9.3cm" svg:height="2.818cm"/>
          <chart:axis chart:dimension="x" chart:name="primary-x" chart:style-name="ch4">
            <chart:title svg:x="4.69cm" svg:y="6.013cm" chart:style-name="ch5">
              <text:p>Underlying Value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MonteCarloBlackScholes.C46:MonteCarloBlackScholes.C295" chart:label-cell-address="MonteCarloBlackScholes.C45:MonteCarloBlackScholes.C45" chart:class="chart:scatter">
            <chart:domain table:cell-range-address="MonteCarloBlackScholes.B46:MonteCarloBlackScholes.B295"/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ptionValues 
[9162]</text:p>
                <draw:g>
                  <svg:desc>MonteCarloBlackScholes.C45:MonteCarloBlackScholes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5479272197866">
                <text:p>47.5479272197866</text:p>
                <draw:g>
                  <svg:desc>MonteCarloBlackScholes.B46:MonteCarloBlackScholes.B295</svg:desc>
                </draw:g>
              </table:table-cell>
              <table:table-cell office:value-type="float" office:value="-0.0944714132769024">
                <text:p>-0.0944714132769024</text:p>
                <draw:g>
                  <svg:desc>MonteCarloBlackScholes.C46:MonteCarloBlackScholes.C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.357475126204">
                <text:p>185.357475126204</text:p>
              </table:table-cell>
              <table:table-cell office:value-type="float" office:value="81.3634086493959">
                <text:p>81.3634086493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8419387453983">
                <text:p>62.8419387453983</text:p>
              </table:table-cell>
              <table:table-cell office:value-type="float" office:value="-0.126965291667418">
                <text:p>-0.126965291667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.643715993665">
                <text:p>207.643715993665</text:p>
              </table:table-cell>
              <table:table-cell office:value-type="float" office:value="102.883578222413">
                <text:p>102.883578222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4404088815605">
                <text:p>42.4404088815605</text:p>
              </table:table-cell>
              <table:table-cell office:value-type="float" office:value="-1.07933244413757">
                <text:p>-1.07933244413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824324761834">
                <text:p>100.824324761834</text:p>
              </table:table-cell>
              <table:table-cell office:value-type="float" office:value="3.8690727165998">
                <text:p>3.8690727165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0551307375154">
                <text:p>94.0551307375154</text:p>
              </table:table-cell>
              <table:table-cell office:value-type="float" office:value="0.968478615575883">
                <text:p>0.968478615575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.779150803396">
                <text:p>127.779150803396</text:p>
              </table:table-cell>
              <table:table-cell office:value-type="float" office:value="18.2246205096773">
                <text:p>18.2246205096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.095818079694">
                <text:p>144.095818079694</text:p>
              </table:table-cell>
              <table:table-cell office:value-type="float" office:value="37.644114023613">
                <text:p>37.644114023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3423328884667">
                <text:p>63.3423328884667</text:p>
              </table:table-cell>
              <table:table-cell office:value-type="float" office:value="-0.530359244151974">
                <text:p>-0.530359244151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.073162787109">
                <text:p>153.073162787109</text:p>
              </table:table-cell>
              <table:table-cell office:value-type="float" office:value="47.4350104013109">
                <text:p>47.4350104013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3268006658485">
                <text:p>71.3268006658485</text:p>
              </table:table-cell>
              <table:table-cell office:value-type="float" office:value="-0.614758546246337">
                <text:p>-0.61475854624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7602588961369">
                <text:p>69.7602588961369</text:p>
              </table:table-cell>
              <table:table-cell office:value-type="float" office:value="-2.07456532434568">
                <text:p>-2.07456532434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.452332457627">
                <text:p>101.452332457627</text:p>
              </table:table-cell>
              <table:table-cell office:value-type="float" office:value="0.796202844905121">
                <text:p>0.796202844905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.5464084130698">
                <text:p>87.5464084130698</text:p>
              </table:table-cell>
              <table:table-cell office:value-type="float" office:value="-5.9228580289603">
                <text:p>-5.9228580289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807747489752">
                <text:p>102.807747489752</text:p>
              </table:table-cell>
              <table:table-cell office:value-type="float" office:value="4.11700464397971">
                <text:p>4.11700464397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.9028327472">
                <text:p>260.9028327472</text:p>
              </table:table-cell>
              <table:table-cell office:value-type="float" office:value="158.586708554964">
                <text:p>158.586708554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.757597346273">
                <text:p>169.757597346273</text:p>
              </table:table-cell>
              <table:table-cell office:value-type="float" office:value="64.2670400274909">
                <text:p>64.2670400274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.702628314277">
                <text:p>126.702628314277</text:p>
              </table:table-cell>
              <table:table-cell office:value-type="float" office:value="18.2409361880029">
                <text:p>18.2409361880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.933714493611">
                <text:p>126.933714493611</text:p>
              </table:table-cell>
              <table:table-cell office:value-type="float" office:value="19.3351877315656">
                <text:p>19.3351877315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.269105448729">
                <text:p>145.269105448729</text:p>
              </table:table-cell>
              <table:table-cell office:value-type="float" office:value="43.0782124232454">
                <text:p>43.0782124232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0683265113492">
                <text:p>65.0683265113492</text:p>
              </table:table-cell>
              <table:table-cell office:value-type="float" office:value="-0.74688322522652">
                <text:p>-0.74688322522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2424153600716">
                <text:p>76.2424153600716</text:p>
              </table:table-cell>
              <table:table-cell office:value-type="float" office:value="-2.09802794015745">
                <text:p>-2.09802794015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9694745071945">
                <text:p>53.9694745071945</text:p>
              </table:table-cell>
              <table:table-cell office:value-type="float" office:value="-0.677338646028316">
                <text:p>-0.677338646028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6675378810436">
                <text:p>64.6675378810436</text:p>
              </table:table-cell>
              <table:table-cell office:value-type="float" office:value="-1.46388019095434">
                <text:p>-1.46388019095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.929682173991">
                <text:p>106.929682173991</text:p>
              </table:table-cell>
              <table:table-cell office:value-type="float" office:value="6.05487477539637">
                <text:p>6.054874775396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5681905079611">
                <text:p>57.5681905079611</text:p>
              </table:table-cell>
              <table:table-cell office:value-type="float" office:value="1.04944757932981">
                <text:p>1.04944757932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.8939611934685">
                <text:p>94.8939611934685</text:p>
              </table:table-cell>
              <table:table-cell office:value-type="float" office:value="-2.21687193781028">
                <text:p>-2.21687193781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2924496686031">
                <text:p>47.2924496686031</text:p>
              </table:table-cell>
              <table:table-cell office:value-type="float" office:value="-1.85674319862071">
                <text:p>-1.85674319862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.362659324718">
                <text:p>111.362659324718</text:p>
              </table:table-cell>
              <table:table-cell office:value-type="float" office:value="10.67192747339">
                <text:p>10.67192747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684579764155">
                <text:p>146.684579764155</text:p>
              </table:table-cell>
              <table:table-cell office:value-type="float" office:value="42.9635081977461">
                <text:p>42.9635081977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5237845947993">
                <text:p>88.5237845947993</text:p>
              </table:table-cell>
              <table:table-cell office:value-type="float" office:value="-2.2007417254432">
                <text:p>-2.2007417254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.9346209309784">
                <text:p>88.9346209309784</text:p>
              </table:table-cell>
              <table:table-cell office:value-type="float" office:value="2.8740981686401">
                <text:p>2.87409816864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.357970286961">
                <text:p>106.357970286961</text:p>
              </table:table-cell>
              <table:table-cell office:value-type="float" office:value="-1.03702990737659">
                <text:p>-1.03702990737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897183614957">
                <text:p>48.6897183614957</text:p>
              </table:table-cell>
              <table:table-cell office:value-type="float" office:value="-1.67956399157719">
                <text:p>-1.67956399157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7.592459984081">
                <text:p>137.592459984081</text:p>
              </table:table-cell>
              <table:table-cell office:value-type="float" office:value="32.0639591619787">
                <text:p>32.0639591619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.227981970604">
                <text:p>95.227981970604</text:p>
              </table:table-cell>
              <table:table-cell office:value-type="float" office:value="-11.9329943851572">
                <text:p>-11.93299438515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.958708202303">
                <text:p>128.958708202303</text:p>
              </table:table-cell>
              <table:table-cell office:value-type="float" office:value="25.1182827493185">
                <text:p>25.1182827493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1.248251872038">
                <text:p>231.248251872038</text:p>
              </table:table-cell>
              <table:table-cell office:value-type="float" office:value="126.414906290911">
                <text:p>126.414906290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.860900967801">
                <text:p>100.860900967801</text:p>
              </table:table-cell>
              <table:table-cell office:value-type="float" office:value="2.25694243066865">
                <text:p>2.25694243066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.990844696573">
                <text:p>146.990844696573</text:p>
              </table:table-cell>
              <table:table-cell office:value-type="float" office:value="43.187124823">
                <text:p>43.187124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2974568081414">
                <text:p>99.2974568081414</text:p>
              </table:table-cell>
              <table:table-cell office:value-type="float" office:value="-1.2258383354632">
                <text:p>-1.2258383354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19601569533">
                <text:p>123.519601569533</text:p>
              </table:table-cell>
              <table:table-cell office:value-type="float" office:value="17.9435183069947">
                <text:p>17.9435183069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.476790900983">
                <text:p>164.476790900983</text:p>
              </table:table-cell>
              <table:table-cell office:value-type="float" office:value="58.7761202220687">
                <text:p>58.7761202220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7.725114540772">
                <text:p>247.725114540772</text:p>
              </table:table-cell>
              <table:table-cell office:value-type="float" office:value="142.73450162143">
                <text:p>142.73450162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.279808443481">
                <text:p>169.279808443481</text:p>
              </table:table-cell>
              <table:table-cell office:value-type="float" office:value="65.6185138078965">
                <text:p>65.6185138078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.9143256074428">
                <text:p>90.9143256074428</text:p>
              </table:table-cell>
              <table:table-cell office:value-type="float" office:value="0.252985353045288">
                <text:p>0.252985353045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.5359891809975">
                <text:p>91.5359891809975</text:p>
              </table:table-cell>
              <table:table-cell office:value-type="float" office:value="-1.18904167276264">
                <text:p>-1.18904167276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2030506559114">
                <text:p>91.2030506559114</text:p>
              </table:table-cell>
              <table:table-cell office:value-type="float" office:value="-1.40050024070458">
                <text:p>-1.400500240704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.605837377337">
                <text:p>117.605837377337</text:p>
              </table:table-cell>
              <table:table-cell office:value-type="float" office:value="13.1369561419505">
                <text:p>13.1369561419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.4604555659639">
                <text:p>96.4604555659639</text:p>
              </table:table-cell>
              <table:table-cell office:value-type="float" office:value="2.97744995964698">
                <text:p>2.97744995964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436088192395">
                <text:p>135.436088192395</text:p>
              </table:table-cell>
              <table:table-cell office:value-type="float" office:value="25.447852543161">
                <text:p>25.447852543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.068458221577">
                <text:p>109.068458221577</text:p>
              </table:table-cell>
              <table:table-cell office:value-type="float" office:value="9.73849009314729">
                <text:p>9.73849009314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.231949990184">
                <text:p>299.231949990184</text:p>
              </table:table-cell>
              <table:table-cell office:value-type="float" office:value="192.661447616327">
                <text:p>192.6614476163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.0029637580229">
                <text:p>86.0029637580229</text:p>
              </table:table-cell>
              <table:table-cell office:value-type="float" office:value="1.69274206695658">
                <text:p>1.69274206695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4.282572453482">
                <text:p>174.282572453482</text:p>
              </table:table-cell>
              <table:table-cell office:value-type="float" office:value="70.108873683829">
                <text:p>70.108873683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.582502211033">
                <text:p>181.582502211033</text:p>
              </table:table-cell>
              <table:table-cell office:value-type="float" office:value="78.1983910976841">
                <text:p>78.19839109768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.80539600489">
                <text:p>116.80539600489</text:p>
              </table:table-cell>
              <table:table-cell office:value-type="float" office:value="14.9080580892919">
                <text:p>14.9080580892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.3197661020772">
                <text:p>90.3197661020772</text:p>
              </table:table-cell>
              <table:table-cell office:value-type="float" office:value="1.2995185949558">
                <text:p>1.29951859495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.020099452925">
                <text:p>155.020099452925</text:p>
              </table:table-cell>
              <table:table-cell office:value-type="float" office:value="49.7519632385627">
                <text:p>49.7519632385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.3569603762525">
                <text:p>76.3569603762525</text:p>
              </table:table-cell>
              <table:table-cell office:value-type="float" office:value="1.70827012747382">
                <text:p>1.70827012747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.450940108708">
                <text:p>109.450940108708</text:p>
              </table:table-cell>
              <table:table-cell office:value-type="float" office:value="7.17432595984015">
                <text:p>7.17432595984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.80217817087">
                <text:p>170.80217817087</text:p>
              </table:table-cell>
              <table:table-cell office:value-type="float" office:value="67.5624698177814">
                <text:p>67.56246981778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.4073594054683">
                <text:p>68.4073594054683</text:p>
              </table:table-cell>
              <table:table-cell office:value-type="float" office:value="-0.181565961205306">
                <text:p>-0.181565961205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.220820812174">
                <text:p>110.220820812174</text:p>
              </table:table-cell>
              <table:table-cell office:value-type="float" office:value="5.48227850567977">
                <text:p>5.48227850567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.8339490118329">
                <text:p>77.8339490118329</text:p>
              </table:table-cell>
              <table:table-cell office:value-type="float" office:value="-1.99874100273775">
                <text:p>-1.99874100273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.674795479437">
                <text:p>299.674795479437</text:p>
              </table:table-cell>
              <table:table-cell office:value-type="float" office:value="193.193506806589">
                <text:p>193.193506806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3316460572522">
                <text:p>90.3316460572522</text:p>
              </table:table-cell>
              <table:table-cell office:value-type="float" office:value="3.36622559986532">
                <text:p>3.36622559986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8.652648681702">
                <text:p>238.652648681702</text:p>
              </table:table-cell>
              <table:table-cell office:value-type="float" office:value="133.58933567154">
                <text:p>133.58933567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0.224024372061">
                <text:p>110.224024372061</text:p>
              </table:table-cell>
              <table:table-cell office:value-type="float" office:value="5.27656307755342">
                <text:p>5.276563077553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1.296659625794">
                <text:p>131.296659625794</text:p>
              </table:table-cell>
              <table:table-cell office:value-type="float" office:value="26.4609251670248">
                <text:p>26.46092516702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.281534403361">
                <text:p>167.281534403361</text:p>
              </table:table-cell>
              <table:table-cell office:value-type="float" office:value="64.3135573973829">
                <text:p>64.31355739738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.3649888094335">
                <text:p>77.3649888094335</text:p>
              </table:table-cell>
              <table:table-cell office:value-type="float" office:value="2.26016530701317">
                <text:p>2.26016530701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.616648484633">
                <text:p>200.616648484633</text:p>
              </table:table-cell>
              <table:table-cell office:value-type="float" office:value="96.1567778967765">
                <text:p>96.15677789677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0.581195744353">
                <text:p>220.581195744353</text:p>
              </table:table-cell>
              <table:table-cell office:value-type="float" office:value="115.76715058807">
                <text:p>115.76715058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.8141630305085">
                <text:p>90.8141630305085</text:p>
              </table:table-cell>
              <table:table-cell office:value-type="float" office:value="-0.726699807020093">
                <text:p>-0.7266998070200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1666355613839">
                <text:p>60.1666355613839</text:p>
              </table:table-cell>
              <table:table-cell office:value-type="float" office:value="-0.609266067316471">
                <text:p>-0.6092660673164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.7355564943464">
                <text:p>49.7355564943464</text:p>
              </table:table-cell>
              <table:table-cell office:value-type="float" office:value="0.701145349646043">
                <text:p>0.701145349646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.605493293245">
                <text:p>110.605493293245</text:p>
              </table:table-cell>
              <table:table-cell office:value-type="float" office:value="8.0935563408465">
                <text:p>8.0935563408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6964498841162">
                <text:p>97.6964498841162</text:p>
              </table:table-cell>
              <table:table-cell office:value-type="float" office:value="0.366284135532934">
                <text:p>0.3662841355329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2.992127893258">
                <text:p>122.992127893258</text:p>
              </table:table-cell>
              <table:table-cell office:value-type="float" office:value="18.8877977469014">
                <text:p>18.8877977469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4.666698840265">
                <text:p>114.666698840265</text:p>
              </table:table-cell>
              <table:table-cell office:value-type="float" office:value="8.96653118425414">
                <text:p>8.966531184254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.114172638039">
                <text:p>106.114172638039</text:p>
              </table:table-cell>
              <table:table-cell office:value-type="float" office:value="-0.389701431908271">
                <text:p>-0.389701431908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.77669533899">
                <text:p>111.77669533899</text:p>
              </table:table-cell>
              <table:table-cell office:value-type="float" office:value="11.4435469205708">
                <text:p>11.44354692057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.307490049015">
                <text:p>95.307490049015</text:p>
              </table:table-cell>
              <table:table-cell office:value-type="float" office:value="0.965494438505454">
                <text:p>0.965494438505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.84808121543">
                <text:p>165.84808121543</text:p>
              </table:table-cell>
              <table:table-cell office:value-type="float" office:value="58.566053229412">
                <text:p>58.5660532294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9.63696535275">
                <text:p>259.63696535275</text:p>
              </table:table-cell>
              <table:table-cell office:value-type="float" office:value="154.869207396137">
                <text:p>154.8692073961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.94776446222">
                <text:p>127.94776446222</text:p>
              </table:table-cell>
              <table:table-cell office:value-type="float" office:value="25.877816048189">
                <text:p>25.8778160481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5.949726112565">
                <text:p>175.949726112565</text:p>
              </table:table-cell>
              <table:table-cell office:value-type="float" office:value="71.0093661604558">
                <text:p>71.0093661604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.886491544228">
                <text:p>143.886491544228</text:p>
              </table:table-cell>
              <table:table-cell office:value-type="float" office:value="33.4727174087175">
                <text:p>33.472717408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9.903918615459">
                <text:p>129.903918615459</text:p>
              </table:table-cell>
              <table:table-cell office:value-type="float" office:value="24.9744048292436">
                <text:p>24.9744048292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.556706836492">
                <text:p>127.556706836492</text:p>
              </table:table-cell>
              <table:table-cell office:value-type="float" office:value="24.9761145984046">
                <text:p>24.9761145984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.6752237533092">
                <text:p>93.6752237533092</text:p>
              </table:table-cell>
              <table:table-cell office:value-type="float" office:value="-0.389883709416907">
                <text:p>-0.3898837094169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.931163569708">
                <text:p>188.931163569708</text:p>
              </table:table-cell>
              <table:table-cell office:value-type="float" office:value="85.8163172719438">
                <text:p>85.8163172719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5.360654167066">
                <text:p>115.360654167066</text:p>
              </table:table-cell>
              <table:table-cell office:value-type="float" office:value="7.6109566165519">
                <text:p>7.61095661655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9768889727646">
                <text:p>54.9768889727646</text:p>
              </table:table-cell>
              <table:table-cell office:value-type="float" office:value="-1.26534144118423">
                <text:p>-1.26534144118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2.585457657036">
                <text:p>202.585457657036</text:p>
              </table:table-cell>
              <table:table-cell office:value-type="float" office:value="97.730834444407">
                <text:p>97.730834444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1.942461799806">
                <text:p>131.942461799806</text:p>
              </table:table-cell>
              <table:table-cell office:value-type="float" office:value="28.7009006207364">
                <text:p>28.7009006207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.452749431828">
                <text:p>104.452749431828</text:p>
              </table:table-cell>
              <table:table-cell office:value-type="float" office:value="4.21736874335154">
                <text:p>4.21736874335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.416244396666">
                <text:p>96.416244396666</text:p>
              </table:table-cell>
              <table:table-cell office:value-type="float" office:value="-5.35035089880634">
                <text:p>-5.350350898806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.370186129292">
                <text:p>150.370186129292</text:p>
              </table:table-cell>
              <table:table-cell office:value-type="float" office:value="44.1038620322091">
                <text:p>44.10386203220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.675449116963">
                <text:p>65.675449116963</text:p>
              </table:table-cell>
              <table:table-cell office:value-type="float" office:value="0.364852496060029">
                <text:p>0.3648524960600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.897942447186">
                <text:p>121.897942447186</text:p>
              </table:table-cell>
              <table:table-cell office:value-type="float" office:value="12.5333280308519">
                <text:p>12.53332803085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.687026728792">
                <text:p>111.687026728792</text:p>
              </table:table-cell>
              <table:table-cell office:value-type="float" office:value="7.57346922595194">
                <text:p>7.573469225951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2.392237155933">
                <text:p>152.392237155933</text:p>
              </table:table-cell>
              <table:table-cell office:value-type="float" office:value="44.4290215949212">
                <text:p>44.4290215949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.028278851189">
                <text:p>150.028278851189</text:p>
              </table:table-cell>
              <table:table-cell office:value-type="float" office:value="49.197270555712">
                <text:p>49.1972705557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7462824347364">
                <text:p>84.7462824347364</text:p>
              </table:table-cell>
              <table:table-cell office:value-type="float" office:value="0.603711384714971">
                <text:p>0.6037113847149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.9119989397532">
                <text:p>49.9119989397532</text:p>
              </table:table-cell>
              <table:table-cell office:value-type="float" office:value="0.123776950434388">
                <text:p>0.123776950434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.83724164691">
                <text:p>117.83724164691</text:p>
              </table:table-cell>
              <table:table-cell office:value-type="float" office:value="10.1930975828049">
                <text:p>10.1930975828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2.45443619514">
                <text:p>122.45443619514</text:p>
              </table:table-cell>
              <table:table-cell office:value-type="float" office:value="16.1030620587527">
                <text:p>16.1030620587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6.12379561629">
                <text:p>306.12379561629</text:p>
              </table:table-cell>
              <table:table-cell office:value-type="float" office:value="200.06562427309">
                <text:p>200.06562427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74234232805">
                <text:p>123.374234232805</text:p>
              </table:table-cell>
              <table:table-cell office:value-type="float" office:value="17.1003743275449">
                <text:p>17.10037432754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8.035655276397">
                <text:p>178.035655276397</text:p>
              </table:table-cell>
              <table:table-cell office:value-type="float" office:value="76.7711841848206">
                <text:p>76.77118418482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3.656344944131">
                <text:p>153.656344944131</text:p>
              </table:table-cell>
              <table:table-cell office:value-type="float" office:value="47.5735654129497">
                <text:p>47.5735654129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.965232204919">
                <text:p>117.965232204919</text:p>
              </table:table-cell>
              <table:table-cell office:value-type="float" office:value="11.7445671854793">
                <text:p>11.74456718547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2.135987826474">
                <text:p>132.135987826474</text:p>
              </table:table-cell>
              <table:table-cell office:value-type="float" office:value="27.9123525610648">
                <text:p>27.91235256106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6.75873181903">
                <text:p>196.75873181903</text:p>
              </table:table-cell>
              <table:table-cell office:value-type="float" office:value="93.9909761802569">
                <text:p>93.99097618025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.088583655835">
                <text:p>73.088583655835</text:p>
              </table:table-cell>
              <table:table-cell office:value-type="float" office:value="-2.19089588003339">
                <text:p>-2.190895880033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9.24819077919">
                <text:p>269.24819077919</text:p>
              </table:table-cell>
              <table:table-cell office:value-type="float" office:value="164.87898920392">
                <text:p>164.87898920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.786799441023">
                <text:p>303.786799441023</text:p>
              </table:table-cell>
              <table:table-cell office:value-type="float" office:value="199.906186298974">
                <text:p>199.9061862989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.609745438481">
                <text:p>124.609745438481</text:p>
              </table:table-cell>
              <table:table-cell office:value-type="float" office:value="15.6898734616083">
                <text:p>15.68987346160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0.976832381877">
                <text:p>240.976832381877</text:p>
              </table:table-cell>
              <table:table-cell office:value-type="float" office:value="133.699673881229">
                <text:p>133.6996738812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3880746132141">
                <text:p>79.3880746132141</text:p>
              </table:table-cell>
              <table:table-cell office:value-type="float" office:value="2.02079320216412">
                <text:p>2.02079320216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7.151368831917">
                <text:p>187.151368831917</text:p>
              </table:table-cell>
              <table:table-cell office:value-type="float" office:value="80.3296528613615">
                <text:p>80.32965286136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.74075873297">
                <text:p>124.74075873297</text:p>
              </table:table-cell>
              <table:table-cell office:value-type="float" office:value="18.4651236708803">
                <text:p>18.46512367088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1.7289430445089">
                <text:p>91.7289430445089</text:p>
              </table:table-cell>
              <table:table-cell office:value-type="float" office:value="4.04546562849184">
                <text:p>4.045465628491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6.476340133557">
                <text:p>186.476340133557</text:p>
              </table:table-cell>
              <table:table-cell office:value-type="float" office:value="82.0154409452713">
                <text:p>82.01544094527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.819675568735">
                <text:p>136.819675568735</text:p>
              </table:table-cell>
              <table:table-cell office:value-type="float" office:value="32.2325287683611">
                <text:p>32.23252876836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.379331129081">
                <text:p>152.379331129081</text:p>
              </table:table-cell>
              <table:table-cell office:value-type="float" office:value="48.4931794419046">
                <text:p>48.49317944190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5.429518608321">
                <text:p>265.429518608321</text:p>
              </table:table-cell>
              <table:table-cell office:value-type="float" office:value="159.304689380537">
                <text:p>159.3046893805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8.3537416796741">
                <text:p>88.3537416796741</text:p>
              </table:table-cell>
              <table:table-cell office:value-type="float" office:value="-1.14151766803342">
                <text:p>-1.141517668033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1.550769591505">
                <text:p>161.550769591505</text:p>
              </table:table-cell>
              <table:table-cell office:value-type="float" office:value="54.8415458752343">
                <text:p>54.84154587523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.472324097237">
                <text:p>146.472324097237</text:p>
              </table:table-cell>
              <table:table-cell office:value-type="float" office:value="42.2160170537918">
                <text:p>42.21601705379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.0030642813844">
                <text:p>61.0030642813844</text:p>
              </table:table-cell>
              <table:table-cell office:value-type="float" office:value="0.398764928254405">
                <text:p>0.3987649282544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.48510522569">
                <text:p>147.48510522569</text:p>
              </table:table-cell>
              <table:table-cell office:value-type="float" office:value="43.402156468592">
                <text:p>43.4021564685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.139135469102">
                <text:p>148.139135469102</text:p>
              </table:table-cell>
              <table:table-cell office:value-type="float" office:value="44.424238522218">
                <text:p>44.424238522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.889578992234">
                <text:p>207.889578992234</text:p>
              </table:table-cell>
              <table:table-cell office:value-type="float" office:value="101.040705029798">
                <text:p>101.0407050297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.1084767368356">
                <text:p>66.1084767368356</text:p>
              </table:table-cell>
              <table:table-cell office:value-type="float" office:value="0.266693909513745">
                <text:p>0.266693909513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2.323242926504">
                <text:p>202.323242926504</text:p>
              </table:table-cell>
              <table:table-cell office:value-type="float" office:value="97.5478983478231">
                <text:p>97.54789834782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0.989996523728">
                <text:p>180.989996523728</text:p>
              </table:table-cell>
              <table:table-cell office:value-type="float" office:value="73.706576444968">
                <text:p>73.7065764449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.7647193086841">
                <text:p>66.7647193086841</text:p>
              </table:table-cell>
              <table:table-cell office:value-type="float" office:value="-0.976870834599768">
                <text:p>-0.976870834599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697500546859">
                <text:p>113.697500546859</text:p>
              </table:table-cell>
              <table:table-cell office:value-type="float" office:value="4.78188503235747">
                <text:p>4.781885032357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0.305398318086">
                <text:p>210.305398318086</text:p>
              </table:table-cell>
              <table:table-cell office:value-type="float" office:value="105.549762706553">
                <text:p>105.549762706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5.388619305807">
                <text:p>565.388619305807</text:p>
              </table:table-cell>
              <table:table-cell office:value-type="float" office:value="459.422636313125">
                <text:p>459.42263631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7268647801959">
                <text:p>42.7268647801959</text:p>
              </table:table-cell>
              <table:table-cell office:value-type="float" office:value="-0.781732164054819">
                <text:p>-0.7817321640548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.081444774828">
                <text:p>124.081444774828</text:p>
              </table:table-cell>
              <table:table-cell office:value-type="float" office:value="16.8733587060561">
                <text:p>16.87335870605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.490292951375">
                <text:p>161.490292951375</text:p>
              </table:table-cell>
              <table:table-cell office:value-type="float" office:value="57.6261194271176">
                <text:p>57.6261194271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.053984414191">
                <text:p>102.053984414191</text:p>
              </table:table-cell>
              <table:table-cell office:value-type="float" office:value="0.59393747299756">
                <text:p>0.59393747299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0.549032314939">
                <text:p>190.549032314939</text:p>
              </table:table-cell>
              <table:table-cell office:value-type="float" office:value="84.3011583346363">
                <text:p>84.30115833463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4.958499229211">
                <text:p>214.958499229211</text:p>
              </table:table-cell>
              <table:table-cell office:value-type="float" office:value="110.57039587488">
                <text:p>110.57039587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4.7196757547734">
                <text:p>94.7196757547734</text:p>
              </table:table-cell>
              <table:table-cell office:value-type="float" office:value="0.11491039166453">
                <text:p>0.11491039166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.91576701098">
                <text:p>154.91576701098</text:p>
              </table:table-cell>
              <table:table-cell office:value-type="float" office:value="51.6430670018071">
                <text:p>51.64306700180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7.796748823771">
                <text:p>207.796748823771</text:p>
              </table:table-cell>
              <table:table-cell office:value-type="float" office:value="101.485375450298">
                <text:p>101.485375450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.8593389971511">
                <text:p>51.8593389971511</text:p>
              </table:table-cell>
              <table:table-cell office:value-type="float" office:value="-1.34613547816335">
                <text:p>-1.346135478163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6.100465133511">
                <text:p>116.100465133511</text:p>
              </table:table-cell>
              <table:table-cell office:value-type="float" office:value="10.0360347588989">
                <text:p>10.03603475889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.474126146399">
                <text:p>128.474126146399</text:p>
              </table:table-cell>
              <table:table-cell office:value-type="float" office:value="22.7369554273998">
                <text:p>22.7369554273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.757901936495">
                <text:p>169.757901936495</text:p>
              </table:table-cell>
              <table:table-cell office:value-type="float" office:value="65.535921794981">
                <text:p>65.5359217949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7.7634952647734">
                <text:p>67.7634952647734</text:p>
              </table:table-cell>
              <table:table-cell office:value-type="float" office:value="-4.30834706847301">
                <text:p>-4.308347068473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1.240779447404">
                <text:p>121.240779447404</text:p>
              </table:table-cell>
              <table:table-cell office:value-type="float" office:value="16.6065278074992">
                <text:p>16.6065278074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.5393946256492">
                <text:p>78.5393946256492</text:p>
              </table:table-cell>
              <table:table-cell office:value-type="float" office:value="1.39015860398938">
                <text:p>1.390158603989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.8376217973566">
                <text:p>91.8376217973566</text:p>
              </table:table-cell>
              <table:table-cell office:value-type="float" office:value="1.29708519629078">
                <text:p>1.297085196290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0.483409870862">
                <text:p>110.483409870862</text:p>
              </table:table-cell>
              <table:table-cell office:value-type="float" office:value="0.228855813085431">
                <text:p>0.2288558130854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.446681381149">
                <text:p>148.446681381149</text:p>
              </table:table-cell>
              <table:table-cell office:value-type="float" office:value="45.5545514356558">
                <text:p>45.55455143565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3.978729071496">
                <text:p>293.978729071496</text:p>
              </table:table-cell>
              <table:table-cell office:value-type="float" office:value="184.362890505163">
                <text:p>184.3628905051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9.518605837196">
                <text:p>159.518605837196</text:p>
              </table:table-cell>
              <table:table-cell office:value-type="float" office:value="50.2546462834733">
                <text:p>50.25464628347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9.536938802116">
                <text:p>389.536938802116</text:p>
              </table:table-cell>
              <table:table-cell office:value-type="float" office:value="285.102468100471">
                <text:p>285.1024681004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1.996954941355">
                <text:p>101.996954941355</text:p>
              </table:table-cell>
              <table:table-cell office:value-type="float" office:value="5.16440226219557">
                <text:p>5.164402262195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.8029477800969">
                <text:p>69.8029477800969</text:p>
              </table:table-cell>
              <table:table-cell office:value-type="float" office:value="0.283045450547929">
                <text:p>0.2830454505479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11037500402">
                <text:p>123.311037500402</text:p>
              </table:table-cell>
              <table:table-cell office:value-type="float" office:value="20.3760503046083">
                <text:p>20.37605030460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.141236281755">
                <text:p>240.141236281755</text:p>
              </table:table-cell>
              <table:table-cell office:value-type="float" office:value="136.611978117594">
                <text:p>136.6119781175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.607218140004">
                <text:p>106.607218140004</text:p>
              </table:table-cell>
              <table:table-cell office:value-type="float" office:value="8.01786039804249">
                <text:p>8.01786039804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1.692869777129">
                <text:p>111.692869777129</text:p>
              </table:table-cell>
              <table:table-cell office:value-type="float" office:value="7.98635995966906">
                <text:p>7.98635995966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.156843249992">
                <text:p>200.156843249992</text:p>
              </table:table-cell>
              <table:table-cell office:value-type="float" office:value="94.1114408690088">
                <text:p>94.11144086900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2.3947133927108">
                <text:p>92.3947133927108</text:p>
              </table:table-cell>
              <table:table-cell office:value-type="float" office:value="1.66138521997901">
                <text:p>1.661385219979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642021550907">
                <text:p>118.642021550907</text:p>
              </table:table-cell>
              <table:table-cell office:value-type="float" office:value="12.3453810111056">
                <text:p>12.3453810111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.9131302143253">
                <text:p>66.9131302143253</text:p>
              </table:table-cell>
              <table:table-cell office:value-type="float" office:value="0.753585338474937">
                <text:p>0.753585338474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.3717914298557">
                <text:p>75.3717914298557</text:p>
              </table:table-cell>
              <table:table-cell office:value-type="float" office:value="0.0765386252100587">
                <text:p>0.07653862521005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8.267089072867">
                <text:p>308.267089072867</text:p>
              </table:table-cell>
              <table:table-cell office:value-type="float" office:value="202.847445949301">
                <text:p>202.8474459493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.175163949838">
                <text:p>180.175163949838</text:p>
              </table:table-cell>
              <table:table-cell office:value-type="float" office:value="74.6580540438695">
                <text:p>74.65805404386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0.770978428787">
                <text:p>210.770978428787</text:p>
              </table:table-cell>
              <table:table-cell office:value-type="float" office:value="106.616516831055">
                <text:p>106.616516831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.5835682543165">
                <text:p>76.5835682543165</text:p>
              </table:table-cell>
              <table:table-cell office:value-type="float" office:value="0.797771047518151">
                <text:p>0.7977710475181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4.336129007368">
                <text:p>294.336129007368</text:p>
              </table:table-cell>
              <table:table-cell office:value-type="float" office:value="187.637551545726">
                <text:p>187.6375515457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.761271666735">
                <text:p>192.761271666735</text:p>
              </table:table-cell>
              <table:table-cell office:value-type="float" office:value="85.636051059865">
                <text:p>85.636051059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.0736790781961">
                <text:p>78.0736790781961</text:p>
              </table:table-cell>
              <table:table-cell office:value-type="float" office:value="-0.262329467339408">
                <text:p>-0.2623294673394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.1680818018654">
                <text:p>89.1680818018654</text:p>
              </table:table-cell>
              <table:table-cell office:value-type="float" office:value="-0.119819150825364">
                <text:p>-0.1198191508253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.5903514487605">
                <text:p>94.5903514487605</text:p>
              </table:table-cell>
              <table:table-cell office:value-type="float" office:value="-0.429470254996989">
                <text:p>-0.4294702549969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.3903490884062">
                <text:p>45.3903490884062</text:p>
              </table:table-cell>
              <table:table-cell office:value-type="float" office:value="1.41367236568619">
                <text:p>1.413672365686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6.345813944923">
                <text:p>136.345813944923</text:p>
              </table:table-cell>
              <table:table-cell office:value-type="float" office:value="31.5206632636188">
                <text:p>31.5206632636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.3198667539688">
                <text:p>81.3198667539688</text:p>
              </table:table-cell>
              <table:table-cell office:value-type="float" office:value="-0.965781772576132">
                <text:p>-0.9657817725761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.1239701092167">
                <text:p>46.1239701092167</text:p>
              </table:table-cell>
              <table:table-cell office:value-type="float" office:value="0.931677232888358">
                <text:p>0.9316772328883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4147047154477">
                <text:p>99.4147047154477</text:p>
              </table:table-cell>
              <table:table-cell office:value-type="float" office:value="2.68317563584993">
                <text:p>2.683175635849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.2787501391805">
                <text:p>69.2787501391805</text:p>
              </table:table-cell>
              <table:table-cell office:value-type="float" office:value="0.246487199572034">
                <text:p>0.2464871995720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.7651276469872">
                <text:p>84.7651276469872</text:p>
              </table:table-cell>
              <table:table-cell office:value-type="float" office:value="1.38352152916218">
                <text:p>1.383521529162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8.92834408609">
                <text:p>128.92834408609</text:p>
              </table:table-cell>
              <table:table-cell office:value-type="float" office:value="23.0213184554905">
                <text:p>23.02131845549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3.3247889518971">
                <text:p>73.3247889518971</text:p>
              </table:table-cell>
              <table:table-cell office:value-type="float" office:value="0.787940643423045">
                <text:p>0.787940643423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.876588824058">
                <text:p>140.876588824058</text:p>
              </table:table-cell>
              <table:table-cell office:value-type="float" office:value="36.4221153141067">
                <text:p>36.4221153141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.2303981891131">
                <text:p>64.2303981891131</text:p>
              </table:table-cell>
              <table:table-cell office:value-type="float" office:value="0.565134135350221">
                <text:p>0.5651341353502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.700239851045">
                <text:p>200.700239851045</text:p>
              </table:table-cell>
              <table:table-cell office:value-type="float" office:value="94.6510544844077">
                <text:p>94.65105448440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4.984085350767">
                <text:p>204.984085350767</text:p>
              </table:table-cell>
              <table:table-cell office:value-type="float" office:value="99.955175659328">
                <text:p>99.9551756593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1.286696924922">
                <text:p>111.286696924922</text:p>
              </table:table-cell>
              <table:table-cell office:value-type="float" office:value="11.067961560298">
                <text:p>11.0679615602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3.62801511494">
                <text:p>153.62801511494</text:p>
              </table:table-cell>
              <table:table-cell office:value-type="float" office:value="51.0813246632788">
                <text:p>51.08132466327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.074284694966">
                <text:p>181.074284694966</text:p>
              </table:table-cell>
              <table:table-cell office:value-type="float" office:value="76.7814906664822">
                <text:p>76.78149066648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9.258523504757">
                <text:p>109.258523504757</text:p>
              </table:table-cell>
              <table:table-cell office:value-type="float" office:value="1.58051971903805">
                <text:p>1.580519719038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.4274301399829">
                <text:p>72.4274301399829</text:p>
              </table:table-cell>
              <table:table-cell office:value-type="float" office:value="1.92163998931593">
                <text:p>1.921639989315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.1001657316479">
                <text:p>79.1001657316479</text:p>
              </table:table-cell>
              <table:table-cell office:value-type="float" office:value="-2.47785664965777">
                <text:p>-2.477856649657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8.246718989534">
                <text:p>338.246718989534</text:p>
              </table:table-cell>
              <table:table-cell office:value-type="float" office:value="232.86408146477">
                <text:p>232.864081464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7.754930765622">
                <text:p>117.754930765622</text:p>
              </table:table-cell>
              <table:table-cell office:value-type="float" office:value="13.5231435881165">
                <text:p>13.52314358811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8.530615819769">
                <text:p>128.530615819769</text:p>
              </table:table-cell>
              <table:table-cell office:value-type="float" office:value="23.4087898694611">
                <text:p>23.40878986946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.8294218341413">
                <text:p>57.8294218341413</text:p>
              </table:table-cell>
              <table:table-cell office:value-type="float" office:value="-0.0902890748475841">
                <text:p>-0.09028907484758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3.925066972378">
                <text:p>113.925066972378</text:p>
              </table:table-cell>
              <table:table-cell office:value-type="float" office:value="12.4322816370785">
                <text:p>12.43228163707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5.96885387716">
                <text:p>155.96885387716</text:p>
              </table:table-cell>
              <table:table-cell office:value-type="float" office:value="50.546221153163">
                <text:p>50.5462211531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9.366369169057">
                <text:p>129.366369169057</text:p>
              </table:table-cell>
              <table:table-cell office:value-type="float" office:value="24.9341490571348">
                <text:p>24.9341490571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.3081093609449">
                <text:p>86.3081093609449</text:p>
              </table:table-cell>
              <table:table-cell office:value-type="float" office:value="-0.680242957528892">
                <text:p>-0.6802429575288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0.004745342159">
                <text:p>150.004745342159</text:p>
              </table:table-cell>
              <table:table-cell office:value-type="float" office:value="46.5775687960431">
                <text:p>46.57756879604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3.344077073533">
                <text:p>183.344077073533</text:p>
              </table:table-cell>
              <table:table-cell office:value-type="float" office:value="78.7396871021731">
                <text:p>78.73968710217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2.535892510382">
                <text:p>112.535892510382</text:p>
              </table:table-cell>
              <table:table-cell office:value-type="float" office:value="3.87443889293893">
                <text:p>3.874438892938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.8649635594744">
                <text:p>71.8649635594744</text:p>
              </table:table-cell>
              <table:table-cell office:value-type="float" office:value="-1.55107200062898">
                <text:p>-1.551072000628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1.7689175774357">
                <text:p>91.7689175774357</text:p>
              </table:table-cell>
              <table:table-cell office:value-type="float" office:value="-2.45965635013923">
                <text:p>-2.45965635013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2.017433450936">
                <text:p>142.017433450936</text:p>
              </table:table-cell>
              <table:table-cell office:value-type="float" office:value="40.2673239292452">
                <text:p>40.26732392924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2.525084286704">
                <text:p>192.525084286704</text:p>
              </table:table-cell>
              <table:table-cell office:value-type="float" office:value="87.539258469471">
                <text:p>87.5392584694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.055688265363">
                <text:p>53.055688265363</text:p>
              </table:table-cell>
              <table:table-cell office:value-type="float" office:value="0.366524622133523">
                <text:p>0.3665246221335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1.999701690481">
                <text:p>121.999701690481</text:p>
              </table:table-cell>
              <table:table-cell office:value-type="float" office:value="17.0890438146764">
                <text:p>17.08904381467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.600707619661">
                <text:p>84.600707619661</text:p>
              </table:table-cell>
              <table:table-cell office:value-type="float" office:value="3.12918989776236">
                <text:p>3.129189897762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8.388172800866">
                <text:p>178.388172800866</text:p>
              </table:table-cell>
              <table:table-cell office:value-type="float" office:value="71.5212563531194">
                <text:p>71.5212563531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.14010720206">
                <text:p>200.14010720206</text:p>
              </table:table-cell>
              <table:table-cell office:value-type="float" office:value="92.9360846559522">
                <text:p>92.93608465595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2.151319584645">
                <text:p>102.151319584645</text:p>
              </table:table-cell>
              <table:table-cell office:value-type="float" office:value="-1.58704324359913">
                <text:p>-1.587043243599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0.089778289102">
                <text:p>160.089778289102</text:p>
              </table:table-cell>
              <table:table-cell office:value-type="float" office:value="55.3942284296478">
                <text:p>55.39422842964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8.97438502926">
                <text:p>108.97438502926</text:p>
              </table:table-cell>
              <table:table-cell office:value-type="float" office:value="5.59193974226928">
                <text:p>5.591939742269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5.225322850206">
                <text:p>175.225322850206</text:p>
              </table:table-cell>
              <table:table-cell office:value-type="float" office:value="67.6347060512594">
                <text:p>67.63470605125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3.172676795647">
                <text:p>103.172676795647</text:p>
              </table:table-cell>
              <table:table-cell office:value-type="float" office:value="-0.0571931627748867">
                <text:p>-0.05719316277488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6.4228515288928">
                <text:p>66.4228515288928</text:p>
              </table:table-cell>
              <table:table-cell office:value-type="float" office:value="0.625524849583466">
                <text:p>0.6255248495834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.676070459458">
                <text:p>101.676070459458</text:p>
              </table:table-cell>
              <table:table-cell office:value-type="float" office:value="2.73639629406952">
                <text:p>2.736396294069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.442181280486">
                <text:p>103.442181280486</text:p>
              </table:table-cell>
              <table:table-cell office:value-type="float" office:value="0.300376546637281">
                <text:p>0.300376546637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636767597398">
                <text:p>74.636767597398</text:p>
              </table:table-cell>
              <table:table-cell office:value-type="float" office:value="-0.117067604075411">
                <text:p>-0.1170676040754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.206956463564">
                <text:p>131.206956463564</text:p>
              </table:table-cell>
              <table:table-cell office:value-type="float" office:value="25.5063174030618">
                <text:p>25.50631740306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5.370873240309">
                <text:p>105.370873240309</text:p>
              </table:table-cell>
              <table:table-cell office:value-type="float" office:value="4.60433732494933">
                <text:p>4.604337324949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1.116636285359">
                <text:p>201.116636285359</text:p>
              </table:table-cell>
              <table:table-cell office:value-type="float" office:value="87.6233773543302">
                <text:p>87.62337735433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.4732477842153">
                <text:p>74.4732477842153</text:p>
              </table:table-cell>
              <table:table-cell office:value-type="float" office:value="1.4019114925678">
                <text:p>1.40191149256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.4035627612014">
                <text:p>74.4035627612014</text:p>
              </table:table-cell>
              <table:table-cell office:value-type="float" office:value="1.24167034375031">
                <text:p>1.241670343750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.1132830834601">
                <text:p>80.1132830834601</text:p>
              </table:table-cell>
              <table:table-cell office:value-type="float" office:value="2.06491275427459">
                <text:p>2.064912754274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5.8260548100023">
                <text:p>75.8260548100023</text:p>
              </table:table-cell>
              <table:table-cell office:value-type="float" office:value="2.37138791524857">
                <text:p>2.371387915248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.79231037194">
                <text:p>160.79231037194</text:p>
              </table:table-cell>
              <table:table-cell office:value-type="float" office:value="53.8206806054518">
                <text:p>53.82068060545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8.954204858294">
                <text:p>128.954204858294</text:p>
              </table:table-cell>
              <table:table-cell office:value-type="float" office:value="24.2516815164318">
                <text:p>24.25168151643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.8565802110855">
                <text:p>63.8565802110855</text:p>
              </table:table-cell>
              <table:table-cell office:value-type="float" office:value="0.553938245844015">
                <text:p>0.5539382458440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0.862104644812">
                <text:p>130.862104644812</text:p>
              </table:table-cell>
              <table:table-cell office:value-type="float" office:value="26.0814844668165">
                <text:p>26.08148446681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.8513229728891">
                <text:p>74.8513229728891</text:p>
              </table:table-cell>
              <table:table-cell office:value-type="float" office:value="-2.01056369559455">
                <text:p>-2.010563695594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.6990256773084">
                <text:p>90.6990256773084</text:p>
              </table:table-cell>
              <table:table-cell office:value-type="float" office:value="-4.30805536502687">
                <text:p>-4.30805536502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5898794014005">
                <text:p>31.5898794014005</text:p>
              </table:table-cell>
              <table:table-cell office:value-type="float" office:value="-1.09173156440114">
                <text:p>-1.091731564401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.273868850949">
                <text:p>149.273868850949</text:p>
              </table:table-cell>
              <table:table-cell office:value-type="float" office:value="45.1518136791477">
                <text:p>45.15181367914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4.44059791546">
                <text:p>144.44059791546</text:p>
              </table:table-cell>
              <table:table-cell office:value-type="float" office:value="37.1275314011696">
                <text:p>37.1275314011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